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0.9173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07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ponse_times_westus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wout.uksouth</text:p>
          </table:table-cell>
          <table:table-cell office:value-type="string" calcext:value-type="string">
            <text:p>dsgtn.uaenorth</text:p>
          </table:table-cell>
          <table:table-cell office:value-type="string" calcext:value-type="string">
            <text:p>dsgt.westus2</text:p>
          </table:table-cell>
          <table:table-cell office:value-type="string" calcext:value-type="string">
            <text:p>dsgt1.japane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5826" calcext:value-type="float">
            <text:p>0.275826</text:p>
          </table:table-cell>
          <table:table-cell office:value-type="float" office:value="0.55211" calcext:value-type="float">
            <text:p>0.55211</text:p>
          </table:table-cell>
          <table:table-cell office:value-type="float" office:value="0.010005" calcext:value-type="float">
            <text:p>0.010005</text:p>
          </table:table-cell>
          <table:table-cell office:value-type="float" office:value="0.208891" calcext:value-type="float">
            <text:p>0.2088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2073" calcext:value-type="float">
            <text:p>0.272073</text:p>
          </table:table-cell>
          <table:table-cell office:value-type="float" office:value="0.502203" calcext:value-type="float">
            <text:p>0.502203</text:p>
          </table:table-cell>
          <table:table-cell office:value-type="float" office:value="0.009785" calcext:value-type="float">
            <text:p>0.009785</text:p>
          </table:table-cell>
          <table:table-cell office:value-type="float" office:value="0.203074" calcext:value-type="float">
            <text:p>0.2030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0848" calcext:value-type="float">
            <text:p>0.270848</text:p>
          </table:table-cell>
          <table:table-cell office:value-type="float" office:value="0.504683" calcext:value-type="float">
            <text:p>0.504683</text:p>
          </table:table-cell>
          <table:table-cell office:value-type="float" office:value="0.018337" calcext:value-type="float">
            <text:p>0.018337</text:p>
          </table:table-cell>
          <table:table-cell office:value-type="float" office:value="0.206109" calcext:value-type="float">
            <text:p>0.206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80814" calcext:value-type="float">
            <text:p>0.280814</text:p>
          </table:table-cell>
          <table:table-cell office:value-type="float" office:value="0.548617" calcext:value-type="float">
            <text:p>0.548617</text:p>
          </table:table-cell>
          <table:table-cell office:value-type="float" office:value="0.010245" calcext:value-type="float">
            <text:p>0.010245</text:p>
          </table:table-cell>
          <table:table-cell office:value-type="float" office:value="0.204013" calcext:value-type="float">
            <text:p>0.204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074" calcext:value-type="float">
            <text:p>0.27074</text:p>
          </table:table-cell>
          <table:table-cell office:value-type="float" office:value="0.503433" calcext:value-type="float">
            <text:p>0.503433</text:p>
          </table:table-cell>
          <table:table-cell office:value-type="float" office:value="0.010954" calcext:value-type="float">
            <text:p>0.010954</text:p>
          </table:table-cell>
          <table:table-cell office:value-type="float" office:value="0.206511" calcext:value-type="float">
            <text:p>0.2065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9627" calcext:value-type="float">
            <text:p>0.279627</text:p>
          </table:table-cell>
          <table:table-cell office:value-type="float" office:value="0.568843" calcext:value-type="float">
            <text:p>0.568843</text:p>
          </table:table-cell>
          <table:table-cell office:value-type="float" office:value="0.009903" calcext:value-type="float">
            <text:p>0.009903</text:p>
          </table:table-cell>
          <table:table-cell office:value-type="float" office:value="0.203622" calcext:value-type="float">
            <text:p>0.2036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9355" calcext:value-type="float">
            <text:p>0.29355</text:p>
          </table:table-cell>
          <table:table-cell office:value-type="float" office:value="0.541807" calcext:value-type="float">
            <text:p>0.541807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0.206024" calcext:value-type="float">
            <text:p>0.206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8907" calcext:value-type="float">
            <text:p>0.28907</text:p>
          </table:table-cell>
          <table:table-cell office:value-type="float" office:value="0.520721" calcext:value-type="float">
            <text:p>0.520721</text:p>
          </table:table-cell>
          <table:table-cell office:value-type="float" office:value="0.012004" calcext:value-type="float">
            <text:p>0.012004</text:p>
          </table:table-cell>
          <table:table-cell office:value-type="float" office:value="0.207901" calcext:value-type="float">
            <text:p>0.2079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4421" calcext:value-type="float">
            <text:p>0.284421</text:p>
          </table:table-cell>
          <table:table-cell office:value-type="float" office:value="0.500327" calcext:value-type="float">
            <text:p>0.500327</text:p>
          </table:table-cell>
          <table:table-cell office:value-type="float" office:value="0.017313" calcext:value-type="float">
            <text:p>0.017313</text:p>
          </table:table-cell>
          <table:table-cell office:value-type="float" office:value="0.20779" calcext:value-type="float">
            <text:p>0.207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7726" calcext:value-type="float">
            <text:p>0.267726</text:p>
          </table:table-cell>
          <table:table-cell office:value-type="float" office:value="0.508887" calcext:value-type="float">
            <text:p>0.508887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0.205925" calcext:value-type="float">
            <text:p>0.2059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3058" calcext:value-type="float">
            <text:p>0.273058</text:p>
          </table:table-cell>
          <table:table-cell office:value-type="float" office:value="0.489441" calcext:value-type="float">
            <text:p>0.489441</text:p>
          </table:table-cell>
          <table:table-cell office:value-type="float" office:value="0.009201" calcext:value-type="float">
            <text:p>0.009201</text:p>
          </table:table-cell>
          <table:table-cell office:value-type="float" office:value="0.204281" calcext:value-type="float">
            <text:p>0.2042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71043" calcext:value-type="float">
            <text:p>0.271043</text:p>
          </table:table-cell>
          <table:table-cell office:value-type="float" office:value="0.518643" calcext:value-type="float">
            <text:p>0.518643</text:p>
          </table:table-cell>
          <table:table-cell office:value-type="float" office:value="0.008513" calcext:value-type="float">
            <text:p>0.008513</text:p>
          </table:table-cell>
          <table:table-cell office:value-type="float" office:value="0.204062" calcext:value-type="float">
            <text:p>0.204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69995" calcext:value-type="float">
            <text:p>0.269995</text:p>
          </table:table-cell>
          <table:table-cell office:value-type="float" office:value="0.490101" calcext:value-type="float">
            <text:p>0.490101</text:p>
          </table:table-cell>
          <table:table-cell office:value-type="float" office:value="0.009781" calcext:value-type="float">
            <text:p>0.009781</text:p>
          </table:table-cell>
          <table:table-cell office:value-type="float" office:value="0.205564" calcext:value-type="float">
            <text:p>0.2055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73608" calcext:value-type="float">
            <text:p>0.273608</text:p>
          </table:table-cell>
          <table:table-cell office:value-type="float" office:value="0.498264" calcext:value-type="float">
            <text:p>0.498264</text:p>
          </table:table-cell>
          <table:table-cell office:value-type="float" office:value="0.012951" calcext:value-type="float">
            <text:p>0.012951</text:p>
          </table:table-cell>
          <table:table-cell office:value-type="float" office:value="0.205935" calcext:value-type="float">
            <text:p>0.2059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90601" calcext:value-type="float">
            <text:p>0.290601</text:p>
          </table:table-cell>
          <table:table-cell office:value-type="float" office:value="0.520476" calcext:value-type="float">
            <text:p>0.520476</text:p>
          </table:table-cell>
          <table:table-cell office:value-type="float" office:value="0.011724" calcext:value-type="float">
            <text:p>0.011724</text:p>
          </table:table-cell>
          <table:table-cell office:value-type="float" office:value="0.204205" calcext:value-type="float">
            <text:p>0.2042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0702" calcext:value-type="float">
            <text:p>0.270702</text:p>
          </table:table-cell>
          <table:table-cell office:value-type="float" office:value="0.495465" calcext:value-type="float">
            <text:p>0.495465</text:p>
          </table:table-cell>
          <table:table-cell office:value-type="float" office:value="0.009114" calcext:value-type="float">
            <text:p>0.009114</text:p>
          </table:table-cell>
          <table:table-cell office:value-type="float" office:value="0.208339" calcext:value-type="float">
            <text:p>0.2083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82273" calcext:value-type="float">
            <text:p>0.282273</text:p>
          </table:table-cell>
          <table:table-cell office:value-type="float" office:value="0.562761" calcext:value-type="float">
            <text:p>0.562761</text:p>
          </table:table-cell>
          <table:table-cell office:value-type="float" office:value="0.009973" calcext:value-type="float">
            <text:p>0.009973</text:p>
          </table:table-cell>
          <table:table-cell office:value-type="float" office:value="0.207959" calcext:value-type="float">
            <text:p>0.2079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077" calcext:value-type="float">
            <text:p>0.27077</text:p>
          </table:table-cell>
          <table:table-cell office:value-type="float" office:value="0.532816" calcext:value-type="float">
            <text:p>0.532816</text:p>
          </table:table-cell>
          <table:table-cell office:value-type="float" office:value="0.010519" calcext:value-type="float">
            <text:p>0.010519</text:p>
          </table:table-cell>
          <table:table-cell office:value-type="float" office:value="0.20501" calcext:value-type="float">
            <text:p>0.205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2696" calcext:value-type="float">
            <text:p>0.282696</text:p>
          </table:table-cell>
          <table:table-cell office:value-type="float" office:value="0.523034" calcext:value-type="float">
            <text:p>0.523034</text:p>
          </table:table-cell>
          <table:table-cell office:value-type="float" office:value="0.010931" calcext:value-type="float">
            <text:p>0.010931</text:p>
          </table:table-cell>
          <table:table-cell office:value-type="float" office:value="0.211665" calcext:value-type="float">
            <text:p>0.2116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9511" calcext:value-type="float">
            <text:p>0.269511</text:p>
          </table:table-cell>
          <table:table-cell office:value-type="float" office:value="0.504468" calcext:value-type="float">
            <text:p>0.504468</text:p>
          </table:table-cell>
          <table:table-cell office:value-type="float" office:value="0.008722" calcext:value-type="float">
            <text:p>0.008722</text:p>
          </table:table-cell>
          <table:table-cell office:value-type="float" office:value="0.209141" calcext:value-type="float">
            <text:p>0.2091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73913" calcext:value-type="float">
            <text:p>0.273913</text:p>
          </table:table-cell>
          <table:table-cell office:value-type="float" office:value="0.522407" calcext:value-type="float">
            <text:p>0.522407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205264" calcext:value-type="float">
            <text:p>0.2052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78733" calcext:value-type="float">
            <text:p>0.278733</text:p>
          </table:table-cell>
          <table:table-cell office:value-type="float" office:value="0.518806" calcext:value-type="float">
            <text:p>0.518806</text:p>
          </table:table-cell>
          <table:table-cell office:value-type="float" office:value="0.014116" calcext:value-type="float">
            <text:p>0.014116</text:p>
          </table:table-cell>
          <table:table-cell office:value-type="float" office:value="0.207766" calcext:value-type="float">
            <text:p>0.2077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90497" calcext:value-type="float">
            <text:p>0.290497</text:p>
          </table:table-cell>
          <table:table-cell office:value-type="float" office:value="0.489267" calcext:value-type="float">
            <text:p>0.489267</text:p>
          </table:table-cell>
          <table:table-cell office:value-type="float" office:value="0.011195" calcext:value-type="float">
            <text:p>0.011195</text:p>
          </table:table-cell>
          <table:table-cell office:value-type="float" office:value="0.204792" calcext:value-type="float">
            <text:p>0.2047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69989" calcext:value-type="float">
            <text:p>0.269989</text:p>
          </table:table-cell>
          <table:table-cell office:value-type="float" office:value="0.51856" calcext:value-type="float">
            <text:p>0.51856</text:p>
          </table:table-cell>
          <table:table-cell office:value-type="float" office:value="0.008967" calcext:value-type="float">
            <text:p>0.008967</text:p>
          </table:table-cell>
          <table:table-cell office:value-type="float" office:value="0.210284" calcext:value-type="float">
            <text:p>0.2102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3512" calcext:value-type="float">
            <text:p>0.273512</text:p>
          </table:table-cell>
          <table:table-cell office:value-type="float" office:value="0.562023" calcext:value-type="float">
            <text:p>0.562023</text:p>
          </table:table-cell>
          <table:table-cell office:value-type="float" office:value="0.010264" calcext:value-type="float">
            <text:p>0.010264</text:p>
          </table:table-cell>
          <table:table-cell office:value-type="float" office:value="0.20772" calcext:value-type="float">
            <text:p>0.207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79615" calcext:value-type="float">
            <text:p>0.279615</text:p>
          </table:table-cell>
          <table:table-cell office:value-type="float" office:value="0.507624" calcext:value-type="float">
            <text:p>0.507624</text:p>
          </table:table-cell>
          <table:table-cell office:value-type="float" office:value="0.008947" calcext:value-type="float">
            <text:p>0.008947</text:p>
          </table:table-cell>
          <table:table-cell office:value-type="float" office:value="0.20363" calcext:value-type="float">
            <text:p>0.203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9129" calcext:value-type="float">
            <text:p>0.29129</text:p>
          </table:table-cell>
          <table:table-cell office:value-type="float" office:value="0.488513" calcext:value-type="float">
            <text:p>0.488513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0.213662" calcext:value-type="float">
            <text:p>0.2136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68332" calcext:value-type="float">
            <text:p>0.268332</text:p>
          </table:table-cell>
          <table:table-cell office:value-type="float" office:value="0.51793" calcext:value-type="float">
            <text:p>0.51793</text:p>
          </table:table-cell>
          <table:table-cell office:value-type="float" office:value="0.009042" calcext:value-type="float">
            <text:p>0.009042</text:p>
          </table:table-cell>
          <table:table-cell office:value-type="float" office:value="0.205252" calcext:value-type="float">
            <text:p>0.2052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9344" calcext:value-type="float">
            <text:p>0.289344</text:p>
          </table:table-cell>
          <table:table-cell office:value-type="float" office:value="0.498883" calcext:value-type="float">
            <text:p>0.498883</text:p>
          </table:table-cell>
          <table:table-cell office:value-type="float" office:value="0.010325" calcext:value-type="float">
            <text:p>0.010325</text:p>
          </table:table-cell>
          <table:table-cell office:value-type="float" office:value="0.205139" calcext:value-type="float">
            <text:p>0.2051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73677" calcext:value-type="float">
            <text:p>0.273677</text:p>
          </table:table-cell>
          <table:table-cell office:value-type="float" office:value="0.487749" calcext:value-type="float">
            <text:p>0.487749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204113" calcext:value-type="float">
            <text:p>0.2041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73528" calcext:value-type="float">
            <text:p>0.273528</text:p>
          </table:table-cell>
          <table:table-cell office:value-type="float" office:value="0.517826" calcext:value-type="float">
            <text:p>0.517826</text:p>
          </table:table-cell>
          <table:table-cell office:value-type="float" office:value="0.009398" calcext:value-type="float">
            <text:p>0.009398</text:p>
          </table:table-cell>
          <table:table-cell office:value-type="float" office:value="0.213223" calcext:value-type="float">
            <text:p>0.2132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83194" calcext:value-type="float">
            <text:p>0.283194</text:p>
          </table:table-cell>
          <table:table-cell office:value-type="float" office:value="0.493754" calcext:value-type="float">
            <text:p>0.493754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201745" calcext:value-type="float">
            <text:p>0.2017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0967" calcext:value-type="float">
            <text:p>0.270967</text:p>
          </table:table-cell>
          <table:table-cell office:value-type="float" office:value="0.502398" calcext:value-type="float">
            <text:p>0.502398</text:p>
          </table:table-cell>
          <table:table-cell office:value-type="float" office:value="0.009249" calcext:value-type="float">
            <text:p>0.009249</text:p>
          </table:table-cell>
          <table:table-cell office:value-type="float" office:value="0.209222" calcext:value-type="float">
            <text:p>0.2092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71675" calcext:value-type="float">
            <text:p>0.271675</text:p>
          </table:table-cell>
          <table:table-cell office:value-type="float" office:value="0.518086" calcext:value-type="float">
            <text:p>0.518086</text:p>
          </table:table-cell>
          <table:table-cell office:value-type="float" office:value="0.009142" calcext:value-type="float">
            <text:p>0.009142</text:p>
          </table:table-cell>
          <table:table-cell office:value-type="float" office:value="0.207411" calcext:value-type="float">
            <text:p>0.2074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82469" calcext:value-type="float">
            <text:p>0.282469</text:p>
          </table:table-cell>
          <table:table-cell office:value-type="float" office:value="0.520562" calcext:value-type="float">
            <text:p>0.520562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206322" calcext:value-type="float">
            <text:p>0.2063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71585" calcext:value-type="float">
            <text:p>0.271585</text:p>
          </table:table-cell>
          <table:table-cell office:value-type="float" office:value="0.517091" calcext:value-type="float">
            <text:p>0.517091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204745" calcext:value-type="float">
            <text:p>0.2047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6794" calcext:value-type="float">
            <text:p>0.26794</text:p>
          </table:table-cell>
          <table:table-cell office:value-type="float" office:value="0.488201" calcext:value-type="float">
            <text:p>0.488201</text:p>
          </table:table-cell>
          <table:table-cell office:value-type="float" office:value="0.009764" calcext:value-type="float">
            <text:p>0.009764</text:p>
          </table:table-cell>
          <table:table-cell office:value-type="float" office:value="0.205448" calcext:value-type="float">
            <text:p>0.2054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80795" calcext:value-type="float">
            <text:p>0.280795</text:p>
          </table:table-cell>
          <table:table-cell office:value-type="float" office:value="0.505441" calcext:value-type="float">
            <text:p>0.505441</text:p>
          </table:table-cell>
          <table:table-cell office:value-type="float" office:value="0.009842" calcext:value-type="float">
            <text:p>0.009842</text:p>
          </table:table-cell>
          <table:table-cell office:value-type="float" office:value="0.203517" calcext:value-type="float">
            <text:p>0.2035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69097" calcext:value-type="float">
            <text:p>0.269097</text:p>
          </table:table-cell>
          <table:table-cell office:value-type="float" office:value="0.516034" calcext:value-type="float">
            <text:p>0.516034</text:p>
          </table:table-cell>
          <table:table-cell office:value-type="float" office:value="0.012311" calcext:value-type="float">
            <text:p>0.012311</text:p>
          </table:table-cell>
          <table:table-cell office:value-type="float" office:value="0.206041" calcext:value-type="float">
            <text:p>0.2060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68838" calcext:value-type="float">
            <text:p>0.268838</text:p>
          </table:table-cell>
          <table:table-cell office:value-type="float" office:value="0.533133" calcext:value-type="float">
            <text:p>0.533133</text:p>
          </table:table-cell>
          <table:table-cell office:value-type="float" office:value="0.008656" calcext:value-type="float">
            <text:p>0.008656</text:p>
          </table:table-cell>
          <table:table-cell office:value-type="float" office:value="0.20386" calcext:value-type="float">
            <text:p>0.203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73766" calcext:value-type="float">
            <text:p>0.273766</text:p>
          </table:table-cell>
          <table:table-cell office:value-type="float" office:value="0.546675" calcext:value-type="float">
            <text:p>0.546675</text:p>
          </table:table-cell>
          <table:table-cell office:value-type="float" office:value="0.010746" calcext:value-type="float">
            <text:p>0.010746</text:p>
          </table:table-cell>
          <table:table-cell office:value-type="float" office:value="0.205177" calcext:value-type="float">
            <text:p>0.2051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73822" calcext:value-type="float">
            <text:p>0.273822</text:p>
          </table:table-cell>
          <table:table-cell office:value-type="float" office:value="0.518094" calcext:value-type="float">
            <text:p>0.518094</text:p>
          </table:table-cell>
          <table:table-cell office:value-type="float" office:value="0.009208" calcext:value-type="float">
            <text:p>0.009208</text:p>
          </table:table-cell>
          <table:table-cell office:value-type="float" office:value="0.205032" calcext:value-type="float">
            <text:p>0.2050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79685" calcext:value-type="float">
            <text:p>0.279685</text:p>
          </table:table-cell>
          <table:table-cell office:value-type="float" office:value="0.516609" calcext:value-type="float">
            <text:p>0.516609</text:p>
          </table:table-cell>
          <table:table-cell office:value-type="float" office:value="0.009395" calcext:value-type="float">
            <text:p>0.009395</text:p>
          </table:table-cell>
          <table:table-cell office:value-type="float" office:value="0.203475" calcext:value-type="float">
            <text:p>0.2034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81915" calcext:value-type="float">
            <text:p>0.281915</text:p>
          </table:table-cell>
          <table:table-cell office:value-type="float" office:value="0.554232" calcext:value-type="float">
            <text:p>0.554232</text:p>
          </table:table-cell>
          <table:table-cell office:value-type="float" office:value="0.011267" calcext:value-type="float">
            <text:p>0.011267</text:p>
          </table:table-cell>
          <table:table-cell office:value-type="float" office:value="0.208895" calcext:value-type="float">
            <text:p>0.2088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91956" calcext:value-type="float">
            <text:p>0.291956</text:p>
          </table:table-cell>
          <table:table-cell office:value-type="float" office:value="0.503466" calcext:value-type="float">
            <text:p>0.503466</text:p>
          </table:table-cell>
          <table:table-cell office:value-type="float" office:value="0.010286" calcext:value-type="float">
            <text:p>0.010286</text:p>
          </table:table-cell>
          <table:table-cell office:value-type="float" office:value="0.203603" calcext:value-type="float">
            <text:p>0.2036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80653" calcext:value-type="float">
            <text:p>0.280653</text:p>
          </table:table-cell>
          <table:table-cell office:value-type="float" office:value="0.494485" calcext:value-type="float">
            <text:p>0.494485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203263" calcext:value-type="float">
            <text:p>0.2032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71163" calcext:value-type="float">
            <text:p>0.271163</text:p>
          </table:table-cell>
          <table:table-cell office:value-type="float" office:value="0.553534" calcext:value-type="float">
            <text:p>0.553534</text:p>
          </table:table-cell>
          <table:table-cell office:value-type="float" office:value="0.010031" calcext:value-type="float">
            <text:p>0.010031</text:p>
          </table:table-cell>
          <table:table-cell office:value-type="float" office:value="0.206089" calcext:value-type="float">
            <text:p>0.2060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69079" calcext:value-type="float">
            <text:p>0.269079</text:p>
          </table:table-cell>
          <table:table-cell office:value-type="float" office:value="0.501153" calcext:value-type="float">
            <text:p>0.501153</text:p>
          </table:table-cell>
          <table:table-cell office:value-type="float" office:value="0.008817" calcext:value-type="float">
            <text:p>0.008817</text:p>
          </table:table-cell>
          <table:table-cell office:value-type="float" office:value="0.206882" calcext:value-type="float">
            <text:p>0.2068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80621" calcext:value-type="float">
            <text:p>0.280621</text:p>
          </table:table-cell>
          <table:table-cell office:value-type="float" office:value="0.488647" calcext:value-type="float">
            <text:p>0.488647</text:p>
          </table:table-cell>
          <table:table-cell office:value-type="float" office:value="0.015013" calcext:value-type="float">
            <text:p>0.015013</text:p>
          </table:table-cell>
          <table:table-cell office:value-type="float" office:value="0.203828" calcext:value-type="float">
            <text:p>0.2038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0422" calcext:value-type="float">
            <text:p>0.270422</text:p>
          </table:table-cell>
          <table:table-cell office:value-type="float" office:value="0.503062" calcext:value-type="float">
            <text:p>0.503062</text:p>
          </table:table-cell>
          <table:table-cell office:value-type="float" office:value="0.013569" calcext:value-type="float">
            <text:p>0.013569</text:p>
          </table:table-cell>
          <table:table-cell office:value-type="float" office:value="0.208245" calcext:value-type="float">
            <text:p>0.2082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86887" calcext:value-type="float">
            <text:p>0.286887</text:p>
          </table:table-cell>
          <table:table-cell office:value-type="float" office:value="0.553102" calcext:value-type="float">
            <text:p>0.553102</text:p>
          </table:table-cell>
          <table:table-cell office:value-type="float" office:value="0.011722" calcext:value-type="float">
            <text:p>0.011722</text:p>
          </table:table-cell>
          <table:table-cell office:value-type="float" office:value="0.206283" calcext:value-type="float">
            <text:p>0.2062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81275" calcext:value-type="float">
            <text:p>0.281275</text:p>
          </table:table-cell>
          <table:table-cell office:value-type="float" office:value="0.506238" calcext:value-type="float">
            <text:p>0.506238</text:p>
          </table:table-cell>
          <table:table-cell office:value-type="float" office:value="0.009167" calcext:value-type="float">
            <text:p>0.009167</text:p>
          </table:table-cell>
          <table:table-cell office:value-type="float" office:value="0.206599" calcext:value-type="float">
            <text:p>0.2065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71025" calcext:value-type="float">
            <text:p>0.271025</text:p>
          </table:table-cell>
          <table:table-cell office:value-type="float" office:value="0.515736" calcext:value-type="float">
            <text:p>0.515736</text:p>
          </table:table-cell>
          <table:table-cell office:value-type="float" office:value="0.009002" calcext:value-type="float">
            <text:p>0.009002</text:p>
          </table:table-cell>
          <table:table-cell office:value-type="float" office:value="0.209105" calcext:value-type="float">
            <text:p>0.2091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81392" calcext:value-type="float">
            <text:p>0.281392</text:p>
          </table:table-cell>
          <table:table-cell office:value-type="float" office:value="0.501515" calcext:value-type="float">
            <text:p>0.501515</text:p>
          </table:table-cell>
          <table:table-cell office:value-type="float" office:value="0.008431" calcext:value-type="float">
            <text:p>0.008431</text:p>
          </table:table-cell>
          <table:table-cell office:value-type="float" office:value="0.209342" calcext:value-type="float">
            <text:p>0.2093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78879" calcext:value-type="float">
            <text:p>0.278879</text:p>
          </table:table-cell>
          <table:table-cell office:value-type="float" office:value="0.503249" calcext:value-type="float">
            <text:p>0.503249</text:p>
          </table:table-cell>
          <table:table-cell office:value-type="float" office:value="0.014166" calcext:value-type="float">
            <text:p>0.014166</text:p>
          </table:table-cell>
          <table:table-cell office:value-type="float" office:value="0.209355" calcext:value-type="float">
            <text:p>0.2093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72411" calcext:value-type="float">
            <text:p>0.272411</text:p>
          </table:table-cell>
          <table:table-cell office:value-type="float" office:value="0.500125" calcext:value-type="float">
            <text:p>0.500125</text:p>
          </table:table-cell>
          <table:table-cell office:value-type="float" office:value="0.008772" calcext:value-type="float">
            <text:p>0.008772</text:p>
          </table:table-cell>
          <table:table-cell office:value-type="float" office:value="0.206002" calcext:value-type="float">
            <text:p>0.2060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7974" calcext:value-type="float">
            <text:p>0.27974</text:p>
          </table:table-cell>
          <table:table-cell office:value-type="float" office:value="0.487743" calcext:value-type="float">
            <text:p>0.487743</text:p>
          </table:table-cell>
          <table:table-cell office:value-type="float" office:value="0.013611" calcext:value-type="float">
            <text:p>0.013611</text:p>
          </table:table-cell>
          <table:table-cell office:value-type="float" office:value="0.203872" calcext:value-type="float">
            <text:p>0.2038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81035" calcext:value-type="float">
            <text:p>0.281035</text:p>
          </table:table-cell>
          <table:table-cell office:value-type="float" office:value="0.502343" calcext:value-type="float">
            <text:p>0.502343</text:p>
          </table:table-cell>
          <table:table-cell office:value-type="float" office:value="0.009313" calcext:value-type="float">
            <text:p>0.009313</text:p>
          </table:table-cell>
          <table:table-cell office:value-type="float" office:value="0.203215" calcext:value-type="float">
            <text:p>0.2032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82383" calcext:value-type="float">
            <text:p>0.282383</text:p>
          </table:table-cell>
          <table:table-cell office:value-type="float" office:value="0.488753" calcext:value-type="float">
            <text:p>0.488753</text:p>
          </table:table-cell>
          <table:table-cell office:value-type="float" office:value="0.012357" calcext:value-type="float">
            <text:p>0.012357</text:p>
          </table:table-cell>
          <table:table-cell office:value-type="float" office:value="0.214226" calcext:value-type="float">
            <text:p>0.2142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80995" calcext:value-type="float">
            <text:p>0.280995</text:p>
          </table:table-cell>
          <table:table-cell office:value-type="float" office:value="0.56189" calcext:value-type="float">
            <text:p>0.56189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211912" calcext:value-type="float">
            <text:p>0.2119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73657" calcext:value-type="float">
            <text:p>0.273657</text:p>
          </table:table-cell>
          <table:table-cell office:value-type="float" office:value="0.547407" calcext:value-type="float">
            <text:p>0.547407</text:p>
          </table:table-cell>
          <table:table-cell office:value-type="float" office:value="0.012464" calcext:value-type="float">
            <text:p>0.012464</text:p>
          </table:table-cell>
          <table:table-cell office:value-type="float" office:value="0.21153" calcext:value-type="float">
            <text:p>0.211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79362" calcext:value-type="float">
            <text:p>0.279362</text:p>
          </table:table-cell>
          <table:table-cell office:value-type="float" office:value="0.520323" calcext:value-type="float">
            <text:p>0.520323</text:p>
          </table:table-cell>
          <table:table-cell office:value-type="float" office:value="0.010741" calcext:value-type="float">
            <text:p>0.010741</text:p>
          </table:table-cell>
          <table:table-cell office:value-type="float" office:value="0.203902" calcext:value-type="float">
            <text:p>0.2039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70824" calcext:value-type="float">
            <text:p>0.270824</text:p>
          </table:table-cell>
          <table:table-cell office:value-type="float" office:value="0.494282" calcext:value-type="float">
            <text:p>0.494282</text:p>
          </table:table-cell>
          <table:table-cell office:value-type="float" office:value="0.014542" calcext:value-type="float">
            <text:p>0.014542</text:p>
          </table:table-cell>
          <table:table-cell office:value-type="float" office:value="0.20887" calcext:value-type="float">
            <text:p>0.208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68615" calcext:value-type="float">
            <text:p>0.268615</text:p>
          </table:table-cell>
          <table:table-cell office:value-type="float" office:value="0.502818" calcext:value-type="float">
            <text:p>0.502818</text:p>
          </table:table-cell>
          <table:table-cell office:value-type="float" office:value="0.010082" calcext:value-type="float">
            <text:p>0.010082</text:p>
          </table:table-cell>
          <table:table-cell office:value-type="float" office:value="0.203007" calcext:value-type="float">
            <text:p>0.2030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81156" calcext:value-type="float">
            <text:p>0.281156</text:p>
          </table:table-cell>
          <table:table-cell office:value-type="float" office:value="0.501284" calcext:value-type="float">
            <text:p>0.501284</text:p>
          </table:table-cell>
          <table:table-cell office:value-type="float" office:value="0.009329" calcext:value-type="float">
            <text:p>0.009329</text:p>
          </table:table-cell>
          <table:table-cell office:value-type="float" office:value="0.205769" calcext:value-type="float">
            <text:p>0.2057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6776" calcext:value-type="float">
            <text:p>0.26776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017879" calcext:value-type="float">
            <text:p>0.017879</text:p>
          </table:table-cell>
          <table:table-cell office:value-type="float" office:value="0.206033" calcext:value-type="float">
            <text:p>0.2060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80011" calcext:value-type="float">
            <text:p>0.280011</text:p>
          </table:table-cell>
          <table:table-cell office:value-type="float" office:value="0.51761" calcext:value-type="float">
            <text:p>0.51761</text:p>
          </table:table-cell>
          <table:table-cell office:value-type="float" office:value="0.014416" calcext:value-type="float">
            <text:p>0.014416</text:p>
          </table:table-cell>
          <table:table-cell office:value-type="float" office:value="0.202865" calcext:value-type="float">
            <text:p>0.2028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82177" calcext:value-type="float">
            <text:p>0.282177</text:p>
          </table:table-cell>
          <table:table-cell office:value-type="float" office:value="0.547536" calcext:value-type="float">
            <text:p>0.547536</text:p>
          </table:table-cell>
          <table:table-cell office:value-type="float" office:value="0.014853" calcext:value-type="float">
            <text:p>0.014853</text:p>
          </table:table-cell>
          <table:table-cell office:value-type="float" office:value="0.205932" calcext:value-type="float">
            <text:p>0.2059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7963" calcext:value-type="float">
            <text:p>0.27963</text:p>
          </table:table-cell>
          <table:table-cell office:value-type="float" office:value="0.518448" calcext:value-type="float">
            <text:p>0.518448</text:p>
          </table:table-cell>
          <table:table-cell office:value-type="float" office:value="0.009022" calcext:value-type="float">
            <text:p>0.009022</text:p>
          </table:table-cell>
          <table:table-cell office:value-type="float" office:value="0.205902" calcext:value-type="float">
            <text:p>0.2059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79651" calcext:value-type="float">
            <text:p>0.279651</text:p>
          </table:table-cell>
          <table:table-cell office:value-type="float" office:value="0.549905" calcext:value-type="float">
            <text:p>0.549905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0.213182" calcext:value-type="float">
            <text:p>0.2131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73499" calcext:value-type="float">
            <text:p>0.273499</text:p>
          </table:table-cell>
          <table:table-cell office:value-type="float" office:value="0.561412" calcext:value-type="float">
            <text:p>0.561412</text:p>
          </table:table-cell>
          <table:table-cell office:value-type="float" office:value="0.010472" calcext:value-type="float">
            <text:p>0.010472</text:p>
          </table:table-cell>
          <table:table-cell office:value-type="float" office:value="0.206139" calcext:value-type="float">
            <text:p>0.2061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76416" calcext:value-type="float">
            <text:p>0.276416</text:p>
          </table:table-cell>
          <table:table-cell office:value-type="float" office:value="0.519387" calcext:value-type="float">
            <text:p>0.519387</text:p>
          </table:table-cell>
          <table:table-cell office:value-type="float" office:value="0.012128" calcext:value-type="float">
            <text:p>0.012128</text:p>
          </table:table-cell>
          <table:table-cell office:value-type="float" office:value="0.207931" calcext:value-type="float">
            <text:p>0.2079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73455" calcext:value-type="float">
            <text:p>0.273455</text:p>
          </table:table-cell>
          <table:table-cell office:value-type="float" office:value="0.50925" calcext:value-type="float">
            <text:p>0.50925</text:p>
          </table:table-cell>
          <table:table-cell office:value-type="float" office:value="0.008371" calcext:value-type="float">
            <text:p>0.008371</text:p>
          </table:table-cell>
          <table:table-cell office:value-type="float" office:value="0.209601" calcext:value-type="float">
            <text:p>0.2096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82815" calcext:value-type="float">
            <text:p>0.282815</text:p>
          </table:table-cell>
          <table:table-cell office:value-type="float" office:value="0.504209" calcext:value-type="float">
            <text:p>0.504209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202336" calcext:value-type="float">
            <text:p>0.2023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70349" calcext:value-type="float">
            <text:p>0.270349</text:p>
          </table:table-cell>
          <table:table-cell office:value-type="float" office:value="0.516463" calcext:value-type="float">
            <text:p>0.516463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0.207958" calcext:value-type="float">
            <text:p>0.2079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82879" calcext:value-type="float">
            <text:p>0.282879</text:p>
          </table:table-cell>
          <table:table-cell office:value-type="float" office:value="0.50436" calcext:value-type="float">
            <text:p>0.50436</text:p>
          </table:table-cell>
          <table:table-cell office:value-type="float" office:value="0.010349" calcext:value-type="float">
            <text:p>0.010349</text:p>
          </table:table-cell>
          <table:table-cell office:value-type="float" office:value="0.205597" calcext:value-type="float">
            <text:p>0.2055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0802" calcext:value-type="float">
            <text:p>0.280802</text:p>
          </table:table-cell>
          <table:table-cell office:value-type="float" office:value="0.540815" calcext:value-type="float">
            <text:p>0.540815</text:p>
          </table:table-cell>
          <table:table-cell office:value-type="float" office:value="0.009357" calcext:value-type="float">
            <text:p>0.009357</text:p>
          </table:table-cell>
          <table:table-cell office:value-type="float" office:value="0.208379" calcext:value-type="float">
            <text:p>0.2083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82463" calcext:value-type="float">
            <text:p>0.282463</text:p>
          </table:table-cell>
          <table:table-cell office:value-type="float" office:value="0.512344" calcext:value-type="float">
            <text:p>0.512344</text:p>
          </table:table-cell>
          <table:table-cell office:value-type="float" office:value="0.012428" calcext:value-type="float">
            <text:p>0.012428</text:p>
          </table:table-cell>
          <table:table-cell office:value-type="float" office:value="0.206041" calcext:value-type="float">
            <text:p>0.2060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6753" calcext:value-type="float">
            <text:p>0.276753</text:p>
          </table:table-cell>
          <table:table-cell office:value-type="float" office:value="0.503417" calcext:value-type="float">
            <text:p>0.503417</text:p>
          </table:table-cell>
          <table:table-cell office:value-type="float" office:value="0.010169" calcext:value-type="float">
            <text:p>0.010169</text:p>
          </table:table-cell>
          <table:table-cell office:value-type="float" office:value="0.207307" calcext:value-type="float">
            <text:p>0.2073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78649" calcext:value-type="float">
            <text:p>0.278649</text:p>
          </table:table-cell>
          <table:table-cell office:value-type="float" office:value="0.516152" calcext:value-type="float">
            <text:p>0.516152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0.205131" calcext:value-type="float">
            <text:p>0.2051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78718" calcext:value-type="float">
            <text:p>0.278718</text:p>
          </table:table-cell>
          <table:table-cell office:value-type="float" office:value="0.502765" calcext:value-type="float">
            <text:p>0.502765</text:p>
          </table:table-cell>
          <table:table-cell office:value-type="float" office:value="0.008865" calcext:value-type="float">
            <text:p>0.008865</text:p>
          </table:table-cell>
          <table:table-cell office:value-type="float" office:value="0.207418" calcext:value-type="float">
            <text:p>0.2074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81079" calcext:value-type="float">
            <text:p>0.281079</text:p>
          </table:table-cell>
          <table:table-cell office:value-type="float" office:value="0.503067" calcext:value-type="float">
            <text:p>0.503067</text:p>
          </table:table-cell>
          <table:table-cell office:value-type="float" office:value="0.013605" calcext:value-type="float">
            <text:p>0.013605</text:p>
          </table:table-cell>
          <table:table-cell office:value-type="float" office:value="0.208018" calcext:value-type="float">
            <text:p>0.208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8093" calcext:value-type="float">
            <text:p>0.28093</text:p>
          </table:table-cell>
          <table:table-cell office:value-type="float" office:value="0.516542" calcext:value-type="float">
            <text:p>0.516542</text:p>
          </table:table-cell>
          <table:table-cell office:value-type="float" office:value="0.018582" calcext:value-type="float">
            <text:p>0.018582</text:p>
          </table:table-cell>
          <table:table-cell office:value-type="float" office:value="0.209071" calcext:value-type="float">
            <text:p>0.2090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84719" calcext:value-type="float">
            <text:p>0.284719</text:p>
          </table:table-cell>
          <table:table-cell office:value-type="float" office:value="0.518489" calcext:value-type="float">
            <text:p>0.518489</text:p>
          </table:table-cell>
          <table:table-cell office:value-type="float" office:value="0.009644" calcext:value-type="float">
            <text:p>0.009644</text:p>
          </table:table-cell>
          <table:table-cell office:value-type="float" office:value="0.208342" calcext:value-type="float">
            <text:p>0.2083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79795" calcext:value-type="float">
            <text:p>0.279795</text:p>
          </table:table-cell>
          <table:table-cell office:value-type="float" office:value="0.490214" calcext:value-type="float">
            <text:p>0.490214</text:p>
          </table:table-cell>
          <table:table-cell office:value-type="float" office:value="0.010135" calcext:value-type="float">
            <text:p>0.010135</text:p>
          </table:table-cell>
          <table:table-cell office:value-type="float" office:value="0.202782" calcext:value-type="float">
            <text:p>0.2027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87894" calcext:value-type="float">
            <text:p>0.287894</text:p>
          </table:table-cell>
          <table:table-cell office:value-type="float" office:value="0.516283" calcext:value-type="float">
            <text:p>0.516283</text:p>
          </table:table-cell>
          <table:table-cell office:value-type="float" office:value="0.012338" calcext:value-type="float">
            <text:p>0.012338</text:p>
          </table:table-cell>
          <table:table-cell office:value-type="float" office:value="0.203894" calcext:value-type="float">
            <text:p>0.2038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91369" calcext:value-type="float">
            <text:p>0.291369</text:p>
          </table:table-cell>
          <table:table-cell office:value-type="float" office:value="0.516144" calcext:value-type="float">
            <text:p>0.516144</text:p>
          </table:table-cell>
          <table:table-cell office:value-type="float" office:value="0.015153" calcext:value-type="float">
            <text:p>0.015153</text:p>
          </table:table-cell>
          <table:table-cell office:value-type="float" office:value="0.21097" calcext:value-type="float">
            <text:p>0.210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71063" calcext:value-type="float">
            <text:p>0.271063</text:p>
          </table:table-cell>
          <table:table-cell office:value-type="float" office:value="0.52203" calcext:value-type="float">
            <text:p>0.52203</text:p>
          </table:table-cell>
          <table:table-cell office:value-type="float" office:value="0.010957" calcext:value-type="float">
            <text:p>0.010957</text:p>
          </table:table-cell>
          <table:table-cell office:value-type="float" office:value="0.20857" calcext:value-type="float">
            <text:p>0.208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78578" calcext:value-type="float">
            <text:p>0.278578</text:p>
          </table:table-cell>
          <table:table-cell office:value-type="float" office:value="0.508012" calcext:value-type="float">
            <text:p>0.508012</text:p>
          </table:table-cell>
          <table:table-cell office:value-type="float" office:value="0.017068" calcext:value-type="float">
            <text:p>0.017068</text:p>
          </table:table-cell>
          <table:table-cell office:value-type="float" office:value="0.211375" calcext:value-type="float">
            <text:p>0.2113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3826" calcext:value-type="float">
            <text:p>0.283826</text:p>
          </table:table-cell>
          <table:table-cell office:value-type="float" office:value="0.504335" calcext:value-type="float">
            <text:p>0.504335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206479" calcext:value-type="float">
            <text:p>0.20647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8306" calcext:value-type="float">
            <text:p>0.28306</text:p>
          </table:table-cell>
          <table:table-cell office:value-type="float" office:value="0.493618" calcext:value-type="float">
            <text:p>0.493618</text:p>
          </table:table-cell>
          <table:table-cell office:value-type="float" office:value="0.010209" calcext:value-type="float">
            <text:p>0.010209</text:p>
          </table:table-cell>
          <table:table-cell office:value-type="float" office:value="0.204016" calcext:value-type="float">
            <text:p>0.2040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80747" calcext:value-type="float">
            <text:p>0.280747</text:p>
          </table:table-cell>
          <table:table-cell office:value-type="float" office:value="0.566149" calcext:value-type="float">
            <text:p>0.566149</text:p>
          </table:table-cell>
          <table:table-cell office:value-type="float" office:value="0.011614" calcext:value-type="float">
            <text:p>0.011614</text:p>
          </table:table-cell>
          <table:table-cell office:value-type="float" office:value="0.203239" calcext:value-type="float">
            <text:p>0.2032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80814" calcext:value-type="float">
            <text:p>0.280814</text:p>
          </table:table-cell>
          <table:table-cell office:value-type="float" office:value="0.502744" calcext:value-type="float">
            <text:p>0.502744</text:p>
          </table:table-cell>
          <table:table-cell office:value-type="float" office:value="0.010328" calcext:value-type="float">
            <text:p>0.010328</text:p>
          </table:table-cell>
          <table:table-cell office:value-type="float" office:value="0.204933" calcext:value-type="float">
            <text:p>0.2049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83809" calcext:value-type="float">
            <text:p>0.283809</text:p>
          </table:table-cell>
          <table:table-cell office:value-type="float" office:value="0.503089" calcext:value-type="float">
            <text:p>0.503089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205739" calcext:value-type="float">
            <text:p>0.2057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80074" calcext:value-type="float">
            <text:p>0.280074</text:p>
          </table:table-cell>
          <table:table-cell office:value-type="float" office:value="0.494268" calcext:value-type="float">
            <text:p>0.494268</text:p>
          </table:table-cell>
          <table:table-cell office:value-type="float" office:value="0.015687" calcext:value-type="float">
            <text:p>0.015687</text:p>
          </table:table-cell>
          <table:table-cell office:value-type="float" office:value="0.207372" calcext:value-type="float">
            <text:p>0.2073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80283" calcext:value-type="float">
            <text:p>0.280283</text:p>
          </table:table-cell>
          <table:table-cell office:value-type="float" office:value="0.516457" calcext:value-type="float">
            <text:p>0.516457</text:p>
          </table:table-cell>
          <table:table-cell office:value-type="float" office:value="0.008922" calcext:value-type="float">
            <text:p>0.008922</text:p>
          </table:table-cell>
          <table:table-cell office:value-type="float" office:value="0.21098" calcext:value-type="float">
            <text:p>0.210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70117" calcext:value-type="float">
            <text:p>0.270117</text:p>
          </table:table-cell>
          <table:table-cell office:value-type="float" office:value="0.487085" calcext:value-type="float">
            <text:p>0.487085</text:p>
          </table:table-cell>
          <table:table-cell office:value-type="float" office:value="0.007901" calcext:value-type="float">
            <text:p>0.007901</text:p>
          </table:table-cell>
          <table:table-cell office:value-type="float" office:value="0.204493" calcext:value-type="float">
            <text:p>0.2044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80509" calcext:value-type="float">
            <text:p>0.280509</text:p>
          </table:table-cell>
          <table:table-cell office:value-type="float" office:value="0.488174" calcext:value-type="float">
            <text:p>0.488174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0.205252" calcext:value-type="float">
            <text:p>0.2052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69062" calcext:value-type="float">
            <text:p>0.269062</text:p>
          </table:table-cell>
          <table:table-cell office:value-type="float" office:value="0.565702" calcext:value-type="float">
            <text:p>0.565702</text:p>
          </table:table-cell>
          <table:table-cell office:value-type="float" office:value="0.018037" calcext:value-type="float">
            <text:p>0.018037</text:p>
          </table:table-cell>
          <table:table-cell office:value-type="float" office:value="0.213087" calcext:value-type="float">
            <text:p>0.213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0061" calcext:value-type="float">
            <text:p>0.30061</text:p>
          </table:table-cell>
          <table:table-cell office:value-type="float" office:value="0.503302" calcext:value-type="float">
            <text:p>0.503302</text:p>
          </table:table-cell>
          <table:table-cell office:value-type="float" office:value="0.008824" calcext:value-type="float">
            <text:p>0.008824</text:p>
          </table:table-cell>
          <table:table-cell office:value-type="float" office:value="0.208124" calcext:value-type="float">
            <text:p>0.20812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verage (s)</text:p>
          </table:table-cell>
          <table:table-cell table:formula="of:=AVERAGE([.B2:.B101])" office:value-type="float" office:value="0.27805025" calcext:value-type="float">
            <text:p>0.27805025</text:p>
          </table:table-cell>
          <table:table-cell table:formula="of:=AVERAGE([.C2:.C101])" office:value-type="float" office:value="0.5152063" calcext:value-type="float">
            <text:p>0.5152063</text:p>
          </table:table-cell>
          <table:table-cell table:formula="of:=AVERAGE([.D2:.D101])" office:value-type="float" office:value="0.01104711" calcext:value-type="float">
            <text:p>0.01104711</text:p>
          </table:table-cell>
          <table:table-cell table:formula="of:=AVERAGE([.E2:.E101])" office:value-type="float" office:value="0.20667143" calcext:value-type="float">
            <text:p>0.20667143</text:p>
          </table:table-cell>
        </table:table-row>
        <table:table-row table:style-name="ro1">
          <table:table-cell office:value-type="string" calcext:value-type="string">
            <text:p>throughput (bps)</text:p>
          </table:table-cell>
          <table:table-cell table:formula="of:=(465*8)/[.B104]" office:value-type="float" office:value="13378.8766598843" calcext:value-type="float">
            <text:p>13378.8766598843</text:p>
          </table:table-cell>
          <table:table-cell table:formula="of:=(465*8)/[.C104]" office:value-type="float" office:value="7220.40860136998" calcext:value-type="float">
            <text:p>7220.40860136998</text:p>
          </table:table-cell>
          <table:table-cell table:formula="of:=(465*8)/[.D104]" office:value-type="float" office:value="336739.654081475" calcext:value-type="float">
            <text:p>336739.654081475</text:p>
          </table:table-cell>
          <table:table-cell table:formula="of:=(465*8)/[.E104]" office:value-type="float" office:value="17999.5851385941" calcext:value-type="float">
            <text:p>17999.5851385941</text:p>
          </table:table-cell>
        </table:table-row>
      </table:table>
      <table:table table:name="response_times_uksou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wout.uksouth</text:p>
          </table:table-cell>
          <table:table-cell office:value-type="string" calcext:value-type="string">
            <text:p>dsgtn.uaenorth</text:p>
          </table:table-cell>
          <table:table-cell office:value-type="string" calcext:value-type="string">
            <text:p>dsgt.westus2</text:p>
          </table:table-cell>
          <table:table-cell office:value-type="string" calcext:value-type="string">
            <text:p>dsgt1.japane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336" calcext:value-type="float">
            <text:p>0.010336</text:p>
          </table:table-cell>
          <table:table-cell office:value-type="float" office:value="0.23879" calcext:value-type="float">
            <text:p>0.23879</text:p>
          </table:table-cell>
          <table:table-cell office:value-type="float" office:value="0.272074" calcext:value-type="float">
            <text:p>0.272074</text:p>
          </table:table-cell>
          <table:table-cell office:value-type="float" office:value="0.481332" calcext:value-type="float">
            <text:p>0.4813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378" calcext:value-type="float">
            <text:p>0.015378</text:p>
          </table:table-cell>
          <table:table-cell office:value-type="float" office:value="0.239389" calcext:value-type="float">
            <text:p>0.239389</text:p>
          </table:table-cell>
          <table:table-cell office:value-type="float" office:value="0.287347" calcext:value-type="float">
            <text:p>0.287347</text:p>
          </table:table-cell>
          <table:table-cell office:value-type="float" office:value="0.506468" calcext:value-type="float">
            <text:p>0.506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469" calcext:value-type="float">
            <text:p>0.009469</text:p>
          </table:table-cell>
          <table:table-cell office:value-type="float" office:value="0.238843" calcext:value-type="float">
            <text:p>0.238843</text:p>
          </table:table-cell>
          <table:table-cell office:value-type="float" office:value="0.276143" calcext:value-type="float">
            <text:p>0.276143</text:p>
          </table:table-cell>
          <table:table-cell office:value-type="float" office:value="0.483341" calcext:value-type="float">
            <text:p>0.483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0734" calcext:value-type="float">
            <text:p>0.010734</text:p>
          </table:table-cell>
          <table:table-cell office:value-type="float" office:value="0.239092" calcext:value-type="float">
            <text:p>0.239092</text:p>
          </table:table-cell>
          <table:table-cell office:value-type="float" office:value="0.294804" calcext:value-type="float">
            <text:p>0.294804</text:p>
          </table:table-cell>
          <table:table-cell office:value-type="float" office:value="0.508972" calcext:value-type="float">
            <text:p>0.508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2058" calcext:value-type="float">
            <text:p>0.012058</text:p>
          </table:table-cell>
          <table:table-cell office:value-type="float" office:value="0.236243" calcext:value-type="float">
            <text:p>0.236243</text:p>
          </table:table-cell>
          <table:table-cell office:value-type="float" office:value="0.284401" calcext:value-type="float">
            <text:p>0.284401</text:p>
          </table:table-cell>
          <table:table-cell office:value-type="float" office:value="0.511106" calcext:value-type="float">
            <text:p>0.5111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0181" calcext:value-type="float">
            <text:p>0.010181</text:p>
          </table:table-cell>
          <table:table-cell office:value-type="float" office:value="0.248112" calcext:value-type="float">
            <text:p>0.248112</text:p>
          </table:table-cell>
          <table:table-cell office:value-type="float" office:value="0.283132" calcext:value-type="float">
            <text:p>0.283132</text:p>
          </table:table-cell>
          <table:table-cell office:value-type="float" office:value="0.51109" calcext:value-type="float">
            <text:p>0.51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8144" calcext:value-type="float">
            <text:p>0.008144</text:p>
          </table:table-cell>
          <table:table-cell office:value-type="float" office:value="0.243229" calcext:value-type="float">
            <text:p>0.243229</text:p>
          </table:table-cell>
          <table:table-cell office:value-type="float" office:value="0.28461" calcext:value-type="float">
            <text:p>0.28461</text:p>
          </table:table-cell>
          <table:table-cell office:value-type="float" office:value="0.48054" calcext:value-type="float">
            <text:p>0.480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9644" calcext:value-type="float">
            <text:p>0.009644</text:p>
          </table:table-cell>
          <table:table-cell office:value-type="float" office:value="0.236875" calcext:value-type="float">
            <text:p>0.236875</text:p>
          </table:table-cell>
          <table:table-cell office:value-type="float" office:value="0.282043" calcext:value-type="float">
            <text:p>0.282043</text:p>
          </table:table-cell>
          <table:table-cell office:value-type="float" office:value="0.511921" calcext:value-type="float">
            <text:p>0.5119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7356" calcext:value-type="float">
            <text:p>0.017356</text:p>
          </table:table-cell>
          <table:table-cell office:value-type="float" office:value="0.240513" calcext:value-type="float">
            <text:p>0.240513</text:p>
          </table:table-cell>
          <table:table-cell office:value-type="float" office:value="0.27283" calcext:value-type="float">
            <text:p>0.27283</text:p>
          </table:table-cell>
          <table:table-cell office:value-type="float" office:value="0.479828" calcext:value-type="float">
            <text:p>0.4798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8729" calcext:value-type="float">
            <text:p>0.008729</text:p>
          </table:table-cell>
          <table:table-cell office:value-type="float" office:value="0.238966" calcext:value-type="float">
            <text:p>0.238966</text:p>
          </table:table-cell>
          <table:table-cell office:value-type="float" office:value="0.273923" calcext:value-type="float">
            <text:p>0.273923</text:p>
          </table:table-cell>
          <table:table-cell office:value-type="float" office:value="0.483793" calcext:value-type="float">
            <text:p>0.4837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7812" calcext:value-type="float">
            <text:p>0.017812</text:p>
          </table:table-cell>
          <table:table-cell office:value-type="float" office:value="0.246012" calcext:value-type="float">
            <text:p>0.246012</text:p>
          </table:table-cell>
          <table:table-cell office:value-type="float" office:value="0.291973" calcext:value-type="float">
            <text:p>0.291973</text:p>
          </table:table-cell>
          <table:table-cell office:value-type="float" office:value="0.471054" calcext:value-type="float">
            <text:p>0.4710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8948" calcext:value-type="float">
            <text:p>0.008948</text:p>
          </table:table-cell>
          <table:table-cell office:value-type="float" office:value="0.240746" calcext:value-type="float">
            <text:p>0.240746</text:p>
          </table:table-cell>
          <table:table-cell office:value-type="float" office:value="0.281465" calcext:value-type="float">
            <text:p>0.281465</text:p>
          </table:table-cell>
          <table:table-cell office:value-type="float" office:value="0.506156" calcext:value-type="float">
            <text:p>0.5061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0606" calcext:value-type="float">
            <text:p>0.010606</text:p>
          </table:table-cell>
          <table:table-cell office:value-type="float" office:value="0.239362" calcext:value-type="float">
            <text:p>0.239362</text:p>
          </table:table-cell>
          <table:table-cell office:value-type="float" office:value="0.279623" calcext:value-type="float">
            <text:p>0.279623</text:p>
          </table:table-cell>
          <table:table-cell office:value-type="float" office:value="0.485886" calcext:value-type="float">
            <text:p>0.4858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694" calcext:value-type="float">
            <text:p>0.009694</text:p>
          </table:table-cell>
          <table:table-cell office:value-type="float" office:value="0.237639" calcext:value-type="float">
            <text:p>0.237639</text:p>
          </table:table-cell>
          <table:table-cell office:value-type="float" office:value="0.271953" calcext:value-type="float">
            <text:p>0.271953</text:p>
          </table:table-cell>
          <table:table-cell office:value-type="float" office:value="0.478175" calcext:value-type="float">
            <text:p>0.4781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9947" calcext:value-type="float">
            <text:p>0.009947</text:p>
          </table:table-cell>
          <table:table-cell office:value-type="float" office:value="0.236646" calcext:value-type="float">
            <text:p>0.236646</text:p>
          </table:table-cell>
          <table:table-cell office:value-type="float" office:value="0.273859" calcext:value-type="float">
            <text:p>0.273859</text:p>
          </table:table-cell>
          <table:table-cell office:value-type="float" office:value="0.480079" calcext:value-type="float">
            <text:p>0.4800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8913" calcext:value-type="float">
            <text:p>0.008913</text:p>
          </table:table-cell>
          <table:table-cell office:value-type="float" office:value="0.236452" calcext:value-type="float">
            <text:p>0.236452</text:p>
          </table:table-cell>
          <table:table-cell office:value-type="float" office:value="0.279765" calcext:value-type="float">
            <text:p>0.279765</text:p>
          </table:table-cell>
          <table:table-cell office:value-type="float" office:value="0.495579" calcext:value-type="float">
            <text:p>0.4955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1062" calcext:value-type="float">
            <text:p>0.011062</text:p>
          </table:table-cell>
          <table:table-cell office:value-type="float" office:value="0.240714" calcext:value-type="float">
            <text:p>0.240714</text:p>
          </table:table-cell>
          <table:table-cell office:value-type="float" office:value="0.280175" calcext:value-type="float">
            <text:p>0.280175</text:p>
          </table:table-cell>
          <table:table-cell office:value-type="float" office:value="0.506864" calcext:value-type="float">
            <text:p>0.5068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0659" calcext:value-type="float">
            <text:p>0.010659</text:p>
          </table:table-cell>
          <table:table-cell office:value-type="float" office:value="0.238387" calcext:value-type="float">
            <text:p>0.238387</text:p>
          </table:table-cell>
          <table:table-cell office:value-type="float" office:value="0.291658" calcext:value-type="float">
            <text:p>0.291658</text:p>
          </table:table-cell>
          <table:table-cell office:value-type="float" office:value="0.486668" calcext:value-type="float">
            <text:p>0.4866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913" calcext:value-type="float">
            <text:p>0.00913</text:p>
          </table:table-cell>
          <table:table-cell office:value-type="float" office:value="0.23912" calcext:value-type="float">
            <text:p>0.23912</text:p>
          </table:table-cell>
          <table:table-cell office:value-type="float" office:value="0.289012" calcext:value-type="float">
            <text:p>0.289012</text:p>
          </table:table-cell>
          <table:table-cell office:value-type="float" office:value="0.497425" calcext:value-type="float">
            <text:p>0.4974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916" calcext:value-type="float">
            <text:p>0.013916</text:p>
          </table:table-cell>
          <table:table-cell office:value-type="float" office:value="0.242937" calcext:value-type="float">
            <text:p>0.242937</text:p>
          </table:table-cell>
          <table:table-cell office:value-type="float" office:value="0.273839" calcext:value-type="float">
            <text:p>0.273839</text:p>
          </table:table-cell>
          <table:table-cell office:value-type="float" office:value="0.481957" calcext:value-type="float">
            <text:p>0.4819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9882" calcext:value-type="float">
            <text:p>0.009882</text:p>
          </table:table-cell>
          <table:table-cell office:value-type="float" office:value="0.243219" calcext:value-type="float">
            <text:p>0.243219</text:p>
          </table:table-cell>
          <table:table-cell office:value-type="float" office:value="0.274773" calcext:value-type="float">
            <text:p>0.274773</text:p>
          </table:table-cell>
          <table:table-cell office:value-type="float" office:value="0.489464" calcext:value-type="float">
            <text:p>0.4894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0531" calcext:value-type="float">
            <text:p>0.010531</text:p>
          </table:table-cell>
          <table:table-cell office:value-type="float" office:value="0.24631" calcext:value-type="float">
            <text:p>0.24631</text:p>
          </table:table-cell>
          <table:table-cell office:value-type="float" office:value="0.290475" calcext:value-type="float">
            <text:p>0.290475</text:p>
          </table:table-cell>
          <table:table-cell office:value-type="float" office:value="0.478865" calcext:value-type="float">
            <text:p>0.4788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7733" calcext:value-type="float">
            <text:p>0.007733</text:p>
          </table:table-cell>
          <table:table-cell office:value-type="float" office:value="0.241979" calcext:value-type="float">
            <text:p>0.241979</text:p>
          </table:table-cell>
          <table:table-cell office:value-type="float" office:value="0.284352" calcext:value-type="float">
            <text:p>0.284352</text:p>
          </table:table-cell>
          <table:table-cell office:value-type="float" office:value="0.51086" calcext:value-type="float">
            <text:p>0.510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8288" calcext:value-type="float">
            <text:p>0.008288</text:p>
          </table:table-cell>
          <table:table-cell office:value-type="float" office:value="0.238714" calcext:value-type="float">
            <text:p>0.238714</text:p>
          </table:table-cell>
          <table:table-cell office:value-type="float" office:value="0.282561" calcext:value-type="float">
            <text:p>0.282561</text:p>
          </table:table-cell>
          <table:table-cell office:value-type="float" office:value="0.478473" calcext:value-type="float">
            <text:p>0.4784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9667" calcext:value-type="float">
            <text:p>0.009667</text:p>
          </table:table-cell>
          <table:table-cell office:value-type="float" office:value="0.236496" calcext:value-type="float">
            <text:p>0.236496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479407" calcext:value-type="float">
            <text:p>0.4794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8247" calcext:value-type="float">
            <text:p>0.008247</text:p>
          </table:table-cell>
          <table:table-cell office:value-type="float" office:value="0.237311" calcext:value-type="float">
            <text:p>0.237311</text:p>
          </table:table-cell>
          <table:table-cell office:value-type="float" office:value="0.280581" calcext:value-type="float">
            <text:p>0.280581</text:p>
          </table:table-cell>
          <table:table-cell office:value-type="float" office:value="0.507621" calcext:value-type="float">
            <text:p>0.5076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8033" calcext:value-type="float">
            <text:p>0.008033</text:p>
          </table:table-cell>
          <table:table-cell office:value-type="float" office:value="0.241341" calcext:value-type="float">
            <text:p>0.241341</text:p>
          </table:table-cell>
          <table:table-cell office:value-type="float" office:value="0.285536" calcext:value-type="float">
            <text:p>0.285536</text:p>
          </table:table-cell>
          <table:table-cell office:value-type="float" office:value="0.476991" calcext:value-type="float">
            <text:p>0.4769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9505" calcext:value-type="float">
            <text:p>0.009505</text:p>
          </table:table-cell>
          <table:table-cell office:value-type="float" office:value="0.253296" calcext:value-type="float">
            <text:p>0.253296</text:p>
          </table:table-cell>
          <table:table-cell office:value-type="float" office:value="0.279568" calcext:value-type="float">
            <text:p>0.279568</text:p>
          </table:table-cell>
          <table:table-cell office:value-type="float" office:value="0.505947" calcext:value-type="float">
            <text:p>0.5059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0.238785" calcext:value-type="float">
            <text:p>0.238785</text:p>
          </table:table-cell>
          <table:table-cell office:value-type="float" office:value="0.272243" calcext:value-type="float">
            <text:p>0.272243</text:p>
          </table:table-cell>
          <table:table-cell office:value-type="float" office:value="0.508978" calcext:value-type="float">
            <text:p>0.5089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240111" calcext:value-type="float">
            <text:p>0.240111</text:p>
          </table:table-cell>
          <table:table-cell office:value-type="float" office:value="0.270935" calcext:value-type="float">
            <text:p>0.270935</text:p>
          </table:table-cell>
          <table:table-cell office:value-type="float" office:value="0.509227" calcext:value-type="float">
            <text:p>0.5092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2235" calcext:value-type="float">
            <text:p>0.012235</text:p>
          </table:table-cell>
          <table:table-cell office:value-type="float" office:value="0.242632" calcext:value-type="float">
            <text:p>0.242632</text:p>
          </table:table-cell>
          <table:table-cell office:value-type="float" office:value="0.27248" calcext:value-type="float">
            <text:p>0.27248</text:p>
          </table:table-cell>
          <table:table-cell office:value-type="float" office:value="0.483356" calcext:value-type="float">
            <text:p>0.4833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9354" calcext:value-type="float">
            <text:p>0.009354</text:p>
          </table:table-cell>
          <table:table-cell office:value-type="float" office:value="0.236524" calcext:value-type="float">
            <text:p>0.236524</text:p>
          </table:table-cell>
          <table:table-cell office:value-type="float" office:value="0.269195" calcext:value-type="float">
            <text:p>0.269195</text:p>
          </table:table-cell>
          <table:table-cell office:value-type="float" office:value="0.507414" calcext:value-type="float">
            <text:p>0.5074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7663" calcext:value-type="float">
            <text:p>0.007663</text:p>
          </table:table-cell>
          <table:table-cell office:value-type="float" office:value="0.236319" calcext:value-type="float">
            <text:p>0.236319</text:p>
          </table:table-cell>
          <table:table-cell office:value-type="float" office:value="0.271945" calcext:value-type="float">
            <text:p>0.271945</text:p>
          </table:table-cell>
          <table:table-cell office:value-type="float" office:value="0.483841" calcext:value-type="float">
            <text:p>0.4838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272481" calcext:value-type="float">
            <text:p>0.272481</text:p>
          </table:table-cell>
          <table:table-cell office:value-type="float" office:value="0.466573" calcext:value-type="float">
            <text:p>0.4665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9571" calcext:value-type="float">
            <text:p>0.009571</text:p>
          </table:table-cell>
          <table:table-cell office:value-type="float" office:value="0.236123" calcext:value-type="float">
            <text:p>0.236123</text:p>
          </table:table-cell>
          <table:table-cell office:value-type="float" office:value="0.27416" calcext:value-type="float">
            <text:p>0.27416</text:p>
          </table:table-cell>
          <table:table-cell office:value-type="float" office:value="0.480955" calcext:value-type="float">
            <text:p>0.4809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8695" calcext:value-type="float">
            <text:p>0.008695</text:p>
          </table:table-cell>
          <table:table-cell office:value-type="float" office:value="0.238064" calcext:value-type="float">
            <text:p>0.238064</text:p>
          </table:table-cell>
          <table:table-cell office:value-type="float" office:value="0.270751" calcext:value-type="float">
            <text:p>0.270751</text:p>
          </table:table-cell>
          <table:table-cell office:value-type="float" office:value="0.479925" calcext:value-type="float">
            <text:p>0.4799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238236" calcext:value-type="float">
            <text:p>0.238236</text:p>
          </table:table-cell>
          <table:table-cell office:value-type="float" office:value="0.271739" calcext:value-type="float">
            <text:p>0.271739</text:p>
          </table:table-cell>
          <table:table-cell office:value-type="float" office:value="0.479061" calcext:value-type="float">
            <text:p>0.4790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9232" calcext:value-type="float">
            <text:p>0.009232</text:p>
          </table:table-cell>
          <table:table-cell office:value-type="float" office:value="0.239402" calcext:value-type="float">
            <text:p>0.239402</text:p>
          </table:table-cell>
          <table:table-cell office:value-type="float" office:value="0.273539" calcext:value-type="float">
            <text:p>0.273539</text:p>
          </table:table-cell>
          <table:table-cell office:value-type="float" office:value="0.506446" calcext:value-type="float">
            <text:p>0.5064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0.240184" calcext:value-type="float">
            <text:p>0.240184</text:p>
          </table:table-cell>
          <table:table-cell office:value-type="float" office:value="0.289934" calcext:value-type="float">
            <text:p>0.289934</text:p>
          </table:table-cell>
          <table:table-cell office:value-type="float" office:value="0.47877" calcext:value-type="float">
            <text:p>0.478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1519" calcext:value-type="float">
            <text:p>0.011519</text:p>
          </table:table-cell>
          <table:table-cell office:value-type="float" office:value="0.241254" calcext:value-type="float">
            <text:p>0.241254</text:p>
          </table:table-cell>
          <table:table-cell office:value-type="float" office:value="0.285432" calcext:value-type="float">
            <text:p>0.285432</text:p>
          </table:table-cell>
          <table:table-cell office:value-type="float" office:value="0.483061" calcext:value-type="float">
            <text:p>0.4830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1594" calcext:value-type="float">
            <text:p>0.011594</text:p>
          </table:table-cell>
          <table:table-cell office:value-type="float" office:value="0.260937" calcext:value-type="float">
            <text:p>0.260937</text:p>
          </table:table-cell>
          <table:table-cell office:value-type="float" office:value="0.285205" calcext:value-type="float">
            <text:p>0.285205</text:p>
          </table:table-cell>
          <table:table-cell office:value-type="float" office:value="0.493939" calcext:value-type="float">
            <text:p>0.4939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244027" calcext:value-type="float">
            <text:p>0.244027</text:p>
          </table:table-cell>
          <table:table-cell office:value-type="float" office:value="0.282953" calcext:value-type="float">
            <text:p>0.282953</text:p>
          </table:table-cell>
          <table:table-cell office:value-type="float" office:value="0.504342" calcext:value-type="float">
            <text:p>0.5043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7372" calcext:value-type="float">
            <text:p>0.007372</text:p>
          </table:table-cell>
          <table:table-cell office:value-type="float" office:value="0.23786" calcext:value-type="float">
            <text:p>0.23786</text:p>
          </table:table-cell>
          <table:table-cell office:value-type="float" office:value="0.27219" calcext:value-type="float">
            <text:p>0.27219</text:p>
          </table:table-cell>
          <table:table-cell office:value-type="float" office:value="0.477975" calcext:value-type="float">
            <text:p>0.4779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9282" calcext:value-type="float">
            <text:p>0.009282</text:p>
          </table:table-cell>
          <table:table-cell office:value-type="float" office:value="0.237661" calcext:value-type="float">
            <text:p>0.237661</text:p>
          </table:table-cell>
          <table:table-cell office:value-type="float" office:value="0.269372" calcext:value-type="float">
            <text:p>0.269372</text:p>
          </table:table-cell>
          <table:table-cell office:value-type="float" office:value="0.45442" calcext:value-type="float">
            <text:p>0.454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2529" calcext:value-type="float">
            <text:p>0.012529</text:p>
          </table:table-cell>
          <table:table-cell office:value-type="float" office:value="0.234996" calcext:value-type="float">
            <text:p>0.234996</text:p>
          </table:table-cell>
          <table:table-cell office:value-type="float" office:value="0.282362" calcext:value-type="float">
            <text:p>0.282362</text:p>
          </table:table-cell>
          <table:table-cell office:value-type="float" office:value="0.477789" calcext:value-type="float">
            <text:p>0.4777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8978" calcext:value-type="float">
            <text:p>0.008978</text:p>
          </table:table-cell>
          <table:table-cell office:value-type="float" office:value="0.236407" calcext:value-type="float">
            <text:p>0.236407</text:p>
          </table:table-cell>
          <table:table-cell office:value-type="float" office:value="0.282641" calcext:value-type="float">
            <text:p>0.282641</text:p>
          </table:table-cell>
          <table:table-cell office:value-type="float" office:value="0.506976" calcext:value-type="float">
            <text:p>0.5069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9827" calcext:value-type="float">
            <text:p>0.009827</text:p>
          </table:table-cell>
          <table:table-cell office:value-type="float" office:value="0.236141" calcext:value-type="float">
            <text:p>0.236141</text:p>
          </table:table-cell>
          <table:table-cell office:value-type="float" office:value="0.282595" calcext:value-type="float">
            <text:p>0.282595</text:p>
          </table:table-cell>
          <table:table-cell office:value-type="float" office:value="0.50544" calcext:value-type="float">
            <text:p>0.505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3366" calcext:value-type="float">
            <text:p>0.023366</text:p>
          </table:table-cell>
          <table:table-cell office:value-type="float" office:value="0.240311" calcext:value-type="float">
            <text:p>0.240311</text:p>
          </table:table-cell>
          <table:table-cell office:value-type="float" office:value="0.27544" calcext:value-type="float">
            <text:p>0.27544</text:p>
          </table:table-cell>
          <table:table-cell office:value-type="float" office:value="0.493856" calcext:value-type="float">
            <text:p>0.4938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9532" calcext:value-type="float">
            <text:p>0.009532</text:p>
          </table:table-cell>
          <table:table-cell office:value-type="float" office:value="0.242283" calcext:value-type="float">
            <text:p>0.242283</text:p>
          </table:table-cell>
          <table:table-cell office:value-type="float" office:value="0.283346" calcext:value-type="float">
            <text:p>0.283346</text:p>
          </table:table-cell>
          <table:table-cell office:value-type="float" office:value="0.480097" calcext:value-type="float">
            <text:p>0.4800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9912" calcext:value-type="float">
            <text:p>0.009912</text:p>
          </table:table-cell>
          <table:table-cell office:value-type="float" office:value="0.237303" calcext:value-type="float">
            <text:p>0.237303</text:p>
          </table:table-cell>
          <table:table-cell office:value-type="float" office:value="0.289777" calcext:value-type="float">
            <text:p>0.289777</text:p>
          </table:table-cell>
          <table:table-cell office:value-type="float" office:value="0.485281" calcext:value-type="float">
            <text:p>0.4852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8206" calcext:value-type="float">
            <text:p>0.008206</text:p>
          </table:table-cell>
          <table:table-cell office:value-type="float" office:value="0.239594" calcext:value-type="float">
            <text:p>0.239594</text:p>
          </table:table-cell>
          <table:table-cell office:value-type="float" office:value="0.273059" calcext:value-type="float">
            <text:p>0.273059</text:p>
          </table:table-cell>
          <table:table-cell office:value-type="float" office:value="0.486194" calcext:value-type="float">
            <text:p>0.4861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8466" calcext:value-type="float">
            <text:p>0.008466</text:p>
          </table:table-cell>
          <table:table-cell office:value-type="float" office:value="0.235393" calcext:value-type="float">
            <text:p>0.235393</text:p>
          </table:table-cell>
          <table:table-cell office:value-type="float" office:value="0.27476" calcext:value-type="float">
            <text:p>0.27476</text:p>
          </table:table-cell>
          <table:table-cell office:value-type="float" office:value="0.481406" calcext:value-type="float">
            <text:p>0.4814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237026" calcext:value-type="float">
            <text:p>0.237026</text:p>
          </table:table-cell>
          <table:table-cell office:value-type="float" office:value="0.283986" calcext:value-type="float">
            <text:p>0.283986</text:p>
          </table:table-cell>
          <table:table-cell office:value-type="float" office:value="0.504298" calcext:value-type="float">
            <text:p>0.5042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5162" calcext:value-type="float">
            <text:p>0.015162</text:p>
          </table:table-cell>
          <table:table-cell office:value-type="float" office:value="0.247755" calcext:value-type="float">
            <text:p>0.247755</text:p>
          </table:table-cell>
          <table:table-cell office:value-type="float" office:value="0.282087" calcext:value-type="float">
            <text:p>0.282087</text:p>
          </table:table-cell>
          <table:table-cell office:value-type="float" office:value="0.504999" calcext:value-type="float">
            <text:p>0.5049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9801" calcext:value-type="float">
            <text:p>0.009801</text:p>
          </table:table-cell>
          <table:table-cell office:value-type="float" office:value="0.258129" calcext:value-type="float">
            <text:p>0.258129</text:p>
          </table:table-cell>
          <table:table-cell office:value-type="float" office:value="0.286483" calcext:value-type="float">
            <text:p>0.286483</text:p>
          </table:table-cell>
          <table:table-cell office:value-type="float" office:value="0.483533" calcext:value-type="float">
            <text:p>0.4835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9494" calcext:value-type="float">
            <text:p>0.009494</text:p>
          </table:table-cell>
          <table:table-cell office:value-type="float" office:value="0.237997" calcext:value-type="float">
            <text:p>0.237997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480768" calcext:value-type="float">
            <text:p>0.4807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1726" calcext:value-type="float">
            <text:p>0.011726</text:p>
          </table:table-cell>
          <table:table-cell office:value-type="float" office:value="0.245839" calcext:value-type="float">
            <text:p>0.245839</text:p>
          </table:table-cell>
          <table:table-cell office:value-type="float" office:value="0.283927" calcext:value-type="float">
            <text:p>0.283927</text:p>
          </table:table-cell>
          <table:table-cell office:value-type="float" office:value="0.505714" calcext:value-type="float">
            <text:p>0.5057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237415" calcext:value-type="float">
            <text:p>0.237415</text:p>
          </table:table-cell>
          <table:table-cell office:value-type="float" office:value="0.270019" calcext:value-type="float">
            <text:p>0.270019</text:p>
          </table:table-cell>
          <table:table-cell office:value-type="float" office:value="0.456971" calcext:value-type="float">
            <text:p>0.4569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0.243149" calcext:value-type="float">
            <text:p>0.243149</text:p>
          </table:table-cell>
          <table:table-cell office:value-type="float" office:value="0.290819" calcext:value-type="float">
            <text:p>0.290819</text:p>
          </table:table-cell>
          <table:table-cell office:value-type="float" office:value="0.482699" calcext:value-type="float">
            <text:p>0.4826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0.236723" calcext:value-type="float">
            <text:p>0.236723</text:p>
          </table:table-cell>
          <table:table-cell office:value-type="float" office:value="0.273754" calcext:value-type="float">
            <text:p>0.273754</text:p>
          </table:table-cell>
          <table:table-cell office:value-type="float" office:value="0.50406" calcext:value-type="float">
            <text:p>0.504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3524" calcext:value-type="float">
            <text:p>0.013524</text:p>
          </table:table-cell>
          <table:table-cell office:value-type="float" office:value="0.23866" calcext:value-type="float">
            <text:p>0.23866</text:p>
          </table:table-cell>
          <table:table-cell office:value-type="float" office:value="0.274003" calcext:value-type="float">
            <text:p>0.274003</text:p>
          </table:table-cell>
          <table:table-cell office:value-type="float" office:value="0.480012" calcext:value-type="float">
            <text:p>0.4800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8715" calcext:value-type="float">
            <text:p>0.008715</text:p>
          </table:table-cell>
          <table:table-cell office:value-type="float" office:value="0.234952" calcext:value-type="float">
            <text:p>0.234952</text:p>
          </table:table-cell>
          <table:table-cell office:value-type="float" office:value="0.281893" calcext:value-type="float">
            <text:p>0.281893</text:p>
          </table:table-cell>
          <table:table-cell office:value-type="float" office:value="0.520679" calcext:value-type="float">
            <text:p>0.5206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7366" calcext:value-type="float">
            <text:p>0.007366</text:p>
          </table:table-cell>
          <table:table-cell office:value-type="float" office:value="0.237644" calcext:value-type="float">
            <text:p>0.237644</text:p>
          </table:table-cell>
          <table:table-cell office:value-type="float" office:value="0.280225" calcext:value-type="float">
            <text:p>0.280225</text:p>
          </table:table-cell>
          <table:table-cell office:value-type="float" office:value="0.507357" calcext:value-type="float">
            <text:p>0.5073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0559" calcext:value-type="float">
            <text:p>0.010559</text:p>
          </table:table-cell>
          <table:table-cell office:value-type="float" office:value="0.23514" calcext:value-type="float">
            <text:p>0.23514</text:p>
          </table:table-cell>
          <table:table-cell office:value-type="float" office:value="0.290136" calcext:value-type="float">
            <text:p>0.290136</text:p>
          </table:table-cell>
          <table:table-cell office:value-type="float" office:value="0.504323" calcext:value-type="float">
            <text:p>0.5043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3952" calcext:value-type="float">
            <text:p>0.013952</text:p>
          </table:table-cell>
          <table:table-cell office:value-type="float" office:value="0.234643" calcext:value-type="float">
            <text:p>0.234643</text:p>
          </table:table-cell>
          <table:table-cell office:value-type="float" office:value="0.271698" calcext:value-type="float">
            <text:p>0.271698</text:p>
          </table:table-cell>
          <table:table-cell office:value-type="float" office:value="0.506841" calcext:value-type="float">
            <text:p>0.5068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0942" calcext:value-type="float">
            <text:p>0.010942</text:p>
          </table:table-cell>
          <table:table-cell office:value-type="float" office:value="0.244849" calcext:value-type="float">
            <text:p>0.244849</text:p>
          </table:table-cell>
          <table:table-cell office:value-type="float" office:value="0.29237" calcext:value-type="float">
            <text:p>0.29237</text:p>
          </table:table-cell>
          <table:table-cell office:value-type="float" office:value="0.506828" calcext:value-type="float">
            <text:p>0.5068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8067" calcext:value-type="float">
            <text:p>0.008067</text:p>
          </table:table-cell>
          <table:table-cell office:value-type="float" office:value="0.235137" calcext:value-type="float">
            <text:p>0.235137</text:p>
          </table:table-cell>
          <table:table-cell office:value-type="float" office:value="0.290764" calcext:value-type="float">
            <text:p>0.290764</text:p>
          </table:table-cell>
          <table:table-cell office:value-type="float" office:value="0.481006" calcext:value-type="float">
            <text:p>0.4810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1826" calcext:value-type="float">
            <text:p>0.011826</text:p>
          </table:table-cell>
          <table:table-cell office:value-type="float" office:value="0.236222" calcext:value-type="float">
            <text:p>0.236222</text:p>
          </table:table-cell>
          <table:table-cell office:value-type="float" office:value="0.281352" calcext:value-type="float">
            <text:p>0.281352</text:p>
          </table:table-cell>
          <table:table-cell office:value-type="float" office:value="0.478094" calcext:value-type="float">
            <text:p>0.4780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7928" calcext:value-type="float">
            <text:p>0.007928</text:p>
          </table:table-cell>
          <table:table-cell office:value-type="float" office:value="0.236076" calcext:value-type="float">
            <text:p>0.236076</text:p>
          </table:table-cell>
          <table:table-cell office:value-type="float" office:value="0.272572" calcext:value-type="float">
            <text:p>0.272572</text:p>
          </table:table-cell>
          <table:table-cell office:value-type="float" office:value="0.47933" calcext:value-type="float">
            <text:p>0.479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9507" calcext:value-type="float">
            <text:p>0.009507</text:p>
          </table:table-cell>
          <table:table-cell office:value-type="float" office:value="0.237762" calcext:value-type="float">
            <text:p>0.237762</text:p>
          </table:table-cell>
          <table:table-cell office:value-type="float" office:value="0.288827" calcext:value-type="float">
            <text:p>0.288827</text:p>
          </table:table-cell>
          <table:table-cell office:value-type="float" office:value="0.479431" calcext:value-type="float">
            <text:p>0.4794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4823" calcext:value-type="float">
            <text:p>0.014823</text:p>
          </table:table-cell>
          <table:table-cell office:value-type="float" office:value="0.238108" calcext:value-type="float">
            <text:p>0.238108</text:p>
          </table:table-cell>
          <table:table-cell office:value-type="float" office:value="0.273499" calcext:value-type="float">
            <text:p>0.273499</text:p>
          </table:table-cell>
          <table:table-cell office:value-type="float" office:value="0.48576" calcext:value-type="float">
            <text:p>0.485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8138" calcext:value-type="float">
            <text:p>0.008138</text:p>
          </table:table-cell>
          <table:table-cell office:value-type="float" office:value="0.235225" calcext:value-type="float">
            <text:p>0.235225</text:p>
          </table:table-cell>
          <table:table-cell office:value-type="float" office:value="0.282201" calcext:value-type="float">
            <text:p>0.282201</text:p>
          </table:table-cell>
          <table:table-cell office:value-type="float" office:value="0.506115" calcext:value-type="float">
            <text:p>0.5061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9788" calcext:value-type="float">
            <text:p>0.009788</text:p>
          </table:table-cell>
          <table:table-cell office:value-type="float" office:value="0.235894" calcext:value-type="float">
            <text:p>0.235894</text:p>
          </table:table-cell>
          <table:table-cell office:value-type="float" office:value="0.269497" calcext:value-type="float">
            <text:p>0.269497</text:p>
          </table:table-cell>
          <table:table-cell office:value-type="float" office:value="0.503942" calcext:value-type="float">
            <text:p>0.5039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9933" calcext:value-type="float">
            <text:p>0.009933</text:p>
          </table:table-cell>
          <table:table-cell office:value-type="float" office:value="0.236968" calcext:value-type="float">
            <text:p>0.236968</text:p>
          </table:table-cell>
          <table:table-cell office:value-type="float" office:value="0.291952" calcext:value-type="float">
            <text:p>0.291952</text:p>
          </table:table-cell>
          <table:table-cell office:value-type="float" office:value="0.507186" calcext:value-type="float">
            <text:p>0.5071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3328" calcext:value-type="float">
            <text:p>0.013328</text:p>
          </table:table-cell>
          <table:table-cell office:value-type="float" office:value="0.237316" calcext:value-type="float">
            <text:p>0.237316</text:p>
          </table:table-cell>
          <table:table-cell office:value-type="float" office:value="0.28406" calcext:value-type="float">
            <text:p>0.28406</text:p>
          </table:table-cell>
          <table:table-cell office:value-type="float" office:value="0.477079" calcext:value-type="float">
            <text:p>0.4770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9694" calcext:value-type="float">
            <text:p>0.009694</text:p>
          </table:table-cell>
          <table:table-cell office:value-type="float" office:value="0.236469" calcext:value-type="float">
            <text:p>0.236469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481873" calcext:value-type="float">
            <text:p>0.4818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0.241665" calcext:value-type="float">
            <text:p>0.241665</text:p>
          </table:table-cell>
          <table:table-cell office:value-type="float" office:value="0.282605" calcext:value-type="float">
            <text:p>0.282605</text:p>
          </table:table-cell>
          <table:table-cell office:value-type="float" office:value="0.478402" calcext:value-type="float">
            <text:p>0.4784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8299" calcext:value-type="float">
            <text:p>0.008299</text:p>
          </table:table-cell>
          <table:table-cell office:value-type="float" office:value="0.241352" calcext:value-type="float">
            <text:p>0.241352</text:p>
          </table:table-cell>
          <table:table-cell office:value-type="float" office:value="0.28128" calcext:value-type="float">
            <text:p>0.28128</text:p>
          </table:table-cell>
          <table:table-cell office:value-type="float" office:value="0.480467" calcext:value-type="float">
            <text:p>0.4804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9981" calcext:value-type="float">
            <text:p>0.009981</text:p>
          </table:table-cell>
          <table:table-cell office:value-type="float" office:value="0.24096" calcext:value-type="float">
            <text:p>0.24096</text:p>
          </table:table-cell>
          <table:table-cell office:value-type="float" office:value="0.282938" calcext:value-type="float">
            <text:p>0.282938</text:p>
          </table:table-cell>
          <table:table-cell office:value-type="float" office:value="0.479701" calcext:value-type="float">
            <text:p>0.4797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0878" calcext:value-type="float">
            <text:p>0.010878</text:p>
          </table:table-cell>
          <table:table-cell office:value-type="float" office:value="0.240165" calcext:value-type="float">
            <text:p>0.240165</text:p>
          </table:table-cell>
          <table:table-cell office:value-type="float" office:value="0.29102" calcext:value-type="float">
            <text:p>0.29102</text:p>
          </table:table-cell>
          <table:table-cell office:value-type="float" office:value="0.480776" calcext:value-type="float">
            <text:p>0.4807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1653" calcext:value-type="float">
            <text:p>0.011653</text:p>
          </table:table-cell>
          <table:table-cell office:value-type="float" office:value="0.23708" calcext:value-type="float">
            <text:p>0.23708</text:p>
          </table:table-cell>
          <table:table-cell office:value-type="float" office:value="0.27093" calcext:value-type="float">
            <text:p>0.27093</text:p>
          </table:table-cell>
          <table:table-cell office:value-type="float" office:value="0.514515" calcext:value-type="float">
            <text:p>0.5145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7816" calcext:value-type="float">
            <text:p>0.007816</text:p>
          </table:table-cell>
          <table:table-cell office:value-type="float" office:value="0.24022" calcext:value-type="float">
            <text:p>0.24022</text:p>
          </table:table-cell>
          <table:table-cell office:value-type="float" office:value="0.273586" calcext:value-type="float">
            <text:p>0.273586</text:p>
          </table:table-cell>
          <table:table-cell office:value-type="float" office:value="0.478644" calcext:value-type="float">
            <text:p>0.4786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8805" calcext:value-type="float">
            <text:p>0.008805</text:p>
          </table:table-cell>
          <table:table-cell office:value-type="float" office:value="0.236816" calcext:value-type="float">
            <text:p>0.236816</text:p>
          </table:table-cell>
          <table:table-cell office:value-type="float" office:value="0.276616" calcext:value-type="float">
            <text:p>0.276616</text:p>
          </table:table-cell>
          <table:table-cell office:value-type="float" office:value="0.477938" calcext:value-type="float">
            <text:p>0.4779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2496" calcext:value-type="float">
            <text:p>0.012496</text:p>
          </table:table-cell>
          <table:table-cell office:value-type="float" office:value="0.23619" calcext:value-type="float">
            <text:p>0.23619</text:p>
          </table:table-cell>
          <table:table-cell office:value-type="float" office:value="0.283618" calcext:value-type="float">
            <text:p>0.283618</text:p>
          </table:table-cell>
          <table:table-cell office:value-type="float" office:value="0.503661" calcext:value-type="float">
            <text:p>0.5036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236325" calcext:value-type="float">
            <text:p>0.236325</text:p>
          </table:table-cell>
          <table:table-cell office:value-type="float" office:value="0.293521" calcext:value-type="float">
            <text:p>0.293521</text:p>
          </table:table-cell>
          <table:table-cell office:value-type="float" office:value="0.478417" calcext:value-type="float">
            <text:p>0.4784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237046" calcext:value-type="float">
            <text:p>0.237046</text:p>
          </table:table-cell>
          <table:table-cell office:value-type="float" office:value="0.280896" calcext:value-type="float">
            <text:p>0.280896</text:p>
          </table:table-cell>
          <table:table-cell office:value-type="float" office:value="0.478589" calcext:value-type="float">
            <text:p>0.4785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0.241399" calcext:value-type="float">
            <text:p>0.241399</text:p>
          </table:table-cell>
          <table:table-cell office:value-type="float" office:value="0.279845" calcext:value-type="float">
            <text:p>0.279845</text:p>
          </table:table-cell>
          <table:table-cell office:value-type="float" office:value="0.507716" calcext:value-type="float">
            <text:p>0.5077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1953" calcext:value-type="float">
            <text:p>0.011953</text:p>
          </table:table-cell>
          <table:table-cell office:value-type="float" office:value="0.235163" calcext:value-type="float">
            <text:p>0.235163</text:p>
          </table:table-cell>
          <table:table-cell office:value-type="float" office:value="0.271944" calcext:value-type="float">
            <text:p>0.271944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8468" calcext:value-type="float">
            <text:p>0.008468</text:p>
          </table:table-cell>
          <table:table-cell office:value-type="float" office:value="0.249833" calcext:value-type="float">
            <text:p>0.249833</text:p>
          </table:table-cell>
          <table:table-cell office:value-type="float" office:value="0.271244" calcext:value-type="float">
            <text:p>0.271244</text:p>
          </table:table-cell>
          <table:table-cell office:value-type="float" office:value="0.513306" calcext:value-type="float">
            <text:p>0.5133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234988" calcext:value-type="float">
            <text:p>0.234988</text:p>
          </table:table-cell>
          <table:table-cell office:value-type="float" office:value="0.272776" calcext:value-type="float">
            <text:p>0.272776</text:p>
          </table:table-cell>
          <table:table-cell office:value-type="float" office:value="0.484559" calcext:value-type="float">
            <text:p>0.4845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0339" calcext:value-type="float">
            <text:p>0.010339</text:p>
          </table:table-cell>
          <table:table-cell office:value-type="float" office:value="0.241698" calcext:value-type="float">
            <text:p>0.241698</text:p>
          </table:table-cell>
          <table:table-cell office:value-type="float" office:value="0.280816" calcext:value-type="float">
            <text:p>0.280816</text:p>
          </table:table-cell>
          <table:table-cell office:value-type="float" office:value="0.461874" calcext:value-type="float">
            <text:p>0.4618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1792" calcext:value-type="float">
            <text:p>0.011792</text:p>
          </table:table-cell>
          <table:table-cell office:value-type="float" office:value="0.239544" calcext:value-type="float">
            <text:p>0.239544</text:p>
          </table:table-cell>
          <table:table-cell office:value-type="float" office:value="0.281274" calcext:value-type="float">
            <text:p>0.281274</text:p>
          </table:table-cell>
          <table:table-cell office:value-type="float" office:value="0.506991" calcext:value-type="float">
            <text:p>0.5069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4387" calcext:value-type="float">
            <text:p>0.014387</text:p>
          </table:table-cell>
          <table:table-cell office:value-type="float" office:value="0.23939" calcext:value-type="float">
            <text:p>0.23939</text:p>
          </table:table-cell>
          <table:table-cell office:value-type="float" office:value="0.281142" calcext:value-type="float">
            <text:p>0.281142</text:p>
          </table:table-cell>
          <table:table-cell office:value-type="float" office:value="0.485885" calcext:value-type="float">
            <text:p>0.4858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8737" calcext:value-type="float">
            <text:p>0.008737</text:p>
          </table:table-cell>
          <table:table-cell office:value-type="float" office:value="0.240592" calcext:value-type="float">
            <text:p>0.240592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480659" calcext:value-type="float">
            <text:p>0.4806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9284" calcext:value-type="float">
            <text:p>0.009284</text:p>
          </table:table-cell>
          <table:table-cell office:value-type="float" office:value="0.235288" calcext:value-type="float">
            <text:p>0.235288</text:p>
          </table:table-cell>
          <table:table-cell office:value-type="float" office:value="0.273701" calcext:value-type="float">
            <text:p>0.273701</text:p>
          </table:table-cell>
          <table:table-cell office:value-type="float" office:value="0.477012" calcext:value-type="float">
            <text:p>0.4770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4228" calcext:value-type="float">
            <text:p>0.024228</text:p>
          </table:table-cell>
          <table:table-cell office:value-type="float" office:value="0.236638" calcext:value-type="float">
            <text:p>0.236638</text:p>
          </table:table-cell>
          <table:table-cell office:value-type="float" office:value="0.2691" calcext:value-type="float">
            <text:p>0.2691</text:p>
          </table:table-cell>
          <table:table-cell office:value-type="float" office:value="0.478169" calcext:value-type="float">
            <text:p>0.4781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9736" calcext:value-type="float">
            <text:p>0.009736</text:p>
          </table:table-cell>
          <table:table-cell office:value-type="float" office:value="0.235451" calcext:value-type="float">
            <text:p>0.235451</text:p>
          </table:table-cell>
          <table:table-cell office:value-type="float" office:value="0.279411" calcext:value-type="float">
            <text:p>0.279411</text:p>
          </table:table-cell>
          <table:table-cell office:value-type="float" office:value="0.478213" calcext:value-type="float">
            <text:p>0.4782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921" calcext:value-type="float">
            <text:p>0.00921</text:p>
          </table:table-cell>
          <table:table-cell office:value-type="float" office:value="0.23656" calcext:value-type="float">
            <text:p>0.23656</text:p>
          </table:table-cell>
          <table:table-cell office:value-type="float" office:value="0.278758" calcext:value-type="float">
            <text:p>0.278758</text:p>
          </table:table-cell>
          <table:table-cell office:value-type="float" office:value="0.487467" calcext:value-type="float">
            <text:p>0.4874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0192" calcext:value-type="float">
            <text:p>0.010192</text:p>
          </table:table-cell>
          <table:table-cell office:value-type="float" office:value="0.241756" calcext:value-type="float">
            <text:p>0.241756</text:p>
          </table:table-cell>
          <table:table-cell office:value-type="float" office:value="0.284503" calcext:value-type="float">
            <text:p>0.284503</text:p>
          </table:table-cell>
          <table:table-cell office:value-type="float" office:value="0.482255" calcext:value-type="float">
            <text:p>0.482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8081" calcext:value-type="float">
            <text:p>0.008081</text:p>
          </table:table-cell>
          <table:table-cell office:value-type="float" office:value="0.236152" calcext:value-type="float">
            <text:p>0.236152</text:p>
          </table:table-cell>
          <table:table-cell office:value-type="float" office:value="0.272763" calcext:value-type="float">
            <text:p>0.272763</text:p>
          </table:table-cell>
          <table:table-cell office:value-type="float" office:value="0.506897" calcext:value-type="float">
            <text:p>0.50689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verage (s)</text:p>
          </table:table-cell>
          <table:table-cell table:formula="of:=AVERAGE([.B2:.B101])" office:value-type="float" office:value="0.01051352" calcext:value-type="float">
            <text:p>0.01051352</text:p>
          </table:table-cell>
          <table:table-cell table:formula="of:=AVERAGE([.C2:.C101])" office:value-type="float" office:value="0.23952349" calcext:value-type="float">
            <text:p>0.23952349</text:p>
          </table:table-cell>
          <table:table-cell table:formula="of:=AVERAGE([.D2:.D101])" office:value-type="float" office:value="0.27960246" calcext:value-type="float">
            <text:p>0.27960246</text:p>
          </table:table-cell>
          <table:table-cell table:formula="of:=AVERAGE([.E2:.E101])" office:value-type="float" office:value="0.49003195" calcext:value-type="float">
            <text:p>0.49003195</text:p>
          </table:table-cell>
        </table:table-row>
        <table:table-row table:style-name="ro1">
          <table:table-cell office:value-type="string" calcext:value-type="string">
            <text:p>throughput (bps)</text:p>
          </table:table-cell>
          <table:table-cell table:formula="of:=(465*8)/[.B104]" office:value-type="float" office:value="353830.115888874" calcext:value-type="float">
            <text:p>353830.115888874</text:p>
          </table:table-cell>
          <table:table-cell table:formula="of:=(465*8)/[.C104]" office:value-type="float" office:value="15530.8358274172" calcext:value-type="float">
            <text:p>15530.8358274172</text:p>
          </table:table-cell>
          <table:table-cell table:formula="of:=(465*8)/[.D104]" office:value-type="float" office:value="13304.6039723685" calcext:value-type="float">
            <text:p>13304.6039723685</text:p>
          </table:table-cell>
          <table:table-cell table:formula="of:=(465*8)/[.E104]" office:value-type="float" office:value="7591.34174822683" calcext:value-type="float">
            <text:p>7591.34174822683</text:p>
          </table:table-cell>
        </table:table-row>
      </table:table>
      <table:table table:name="response_times_uaenor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wout.uksouth</text:p>
          </table:table-cell>
          <table:table-cell office:value-type="string" calcext:value-type="string">
            <text:p>dsgtn.uaenorth</text:p>
          </table:table-cell>
          <table:table-cell office:value-type="string" calcext:value-type="string">
            <text:p>dsgt.westus2</text:p>
          </table:table-cell>
          <table:table-cell office:value-type="string" calcext:value-type="string">
            <text:p>dsgt1.japane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3783" calcext:value-type="float">
            <text:p>0.243783</text:p>
          </table:table-cell>
          <table:table-cell office:value-type="float" office:value="0.009201" calcext:value-type="float">
            <text:p>0.009201</text:p>
          </table:table-cell>
          <table:table-cell office:value-type="float" office:value="0.509351" calcext:value-type="float">
            <text:p>0.509351</text:p>
          </table:table-cell>
          <table:table-cell office:value-type="float" office:value="0.356981" calcext:value-type="float">
            <text:p>0.3569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0547" calcext:value-type="float">
            <text:p>0.240547</text:p>
          </table:table-cell>
          <table:table-cell office:value-type="float" office:value="0.009583" calcext:value-type="float">
            <text:p>0.009583</text:p>
          </table:table-cell>
          <table:table-cell office:value-type="float" office:value="0.535165" calcext:value-type="float">
            <text:p>0.535165</text:p>
          </table:table-cell>
          <table:table-cell office:value-type="float" office:value="0.325865" calcext:value-type="float">
            <text:p>0.325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158" calcext:value-type="float">
            <text:p>0.24158</text:p>
          </table:table-cell>
          <table:table-cell office:value-type="float" office:value="0.007047" calcext:value-type="float">
            <text:p>0.007047</text:p>
          </table:table-cell>
          <table:table-cell office:value-type="float" office:value="0.500896" calcext:value-type="float">
            <text:p>0.500896</text:p>
          </table:table-cell>
          <table:table-cell office:value-type="float" office:value="0.313558" calcext:value-type="float">
            <text:p>0.313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1855" calcext:value-type="float">
            <text:p>0.241855</text:p>
          </table:table-cell>
          <table:table-cell office:value-type="float" office:value="0.007448" calcext:value-type="float">
            <text:p>0.007448</text:p>
          </table:table-cell>
          <table:table-cell office:value-type="float" office:value="0.525745" calcext:value-type="float">
            <text:p>0.525745</text:p>
          </table:table-cell>
          <table:table-cell office:value-type="float" office:value="0.34404" calcext:value-type="float">
            <text:p>0.344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6867" calcext:value-type="float">
            <text:p>0.246867</text:p>
          </table:table-cell>
          <table:table-cell office:value-type="float" office:value="0.006823" calcext:value-type="float">
            <text:p>0.006823</text:p>
          </table:table-cell>
          <table:table-cell office:value-type="float" office:value="0.519888" calcext:value-type="float">
            <text:p>0.519888</text:p>
          </table:table-cell>
          <table:table-cell office:value-type="float" office:value="0.398252" calcext:value-type="float">
            <text:p>0.3982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7187" calcext:value-type="float">
            <text:p>0.237187</text:p>
          </table:table-cell>
          <table:table-cell office:value-type="float" office:value="0.007059" calcext:value-type="float">
            <text:p>0.007059</text:p>
          </table:table-cell>
          <table:table-cell office:value-type="float" office:value="0.519866" calcext:value-type="float">
            <text:p>0.519866</text:p>
          </table:table-cell>
          <table:table-cell office:value-type="float" office:value="0.315524" calcext:value-type="float">
            <text:p>0.3155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6468" calcext:value-type="float">
            <text:p>0.236468</text:p>
          </table:table-cell>
          <table:table-cell office:value-type="float" office:value="0.006115" calcext:value-type="float">
            <text:p>0.006115</text:p>
          </table:table-cell>
          <table:table-cell office:value-type="float" office:value="0.505023" calcext:value-type="float">
            <text:p>0.505023</text:p>
          </table:table-cell>
          <table:table-cell office:value-type="float" office:value="0.349295" calcext:value-type="float">
            <text:p>0.3492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6563" calcext:value-type="float">
            <text:p>0.236563</text:p>
          </table:table-cell>
          <table:table-cell office:value-type="float" office:value="0.008978" calcext:value-type="float">
            <text:p>0.008978</text:p>
          </table:table-cell>
          <table:table-cell office:value-type="float" office:value="0.525719" calcext:value-type="float">
            <text:p>0.525719</text:p>
          </table:table-cell>
          <table:table-cell office:value-type="float" office:value="0.325821" calcext:value-type="float">
            <text:p>0.3258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40131" calcext:value-type="float">
            <text:p>0.240131</text:p>
          </table:table-cell>
          <table:table-cell office:value-type="float" office:value="0.011646" calcext:value-type="float">
            <text:p>0.011646</text:p>
          </table:table-cell>
          <table:table-cell office:value-type="float" office:value="0.549831" calcext:value-type="float">
            <text:p>0.549831</text:p>
          </table:table-cell>
          <table:table-cell office:value-type="float" office:value="0.30318" calcext:value-type="float">
            <text:p>0.303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2155" calcext:value-type="float">
            <text:p>0.242155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493269" calcext:value-type="float">
            <text:p>0.493269</text:p>
          </table:table-cell>
          <table:table-cell office:value-type="float" office:value="0.311523" calcext:value-type="float">
            <text:p>0.3115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41555" calcext:value-type="float">
            <text:p>0.241555</text:p>
          </table:table-cell>
          <table:table-cell office:value-type="float" office:value="0.006826" calcext:value-type="float">
            <text:p>0.006826</text:p>
          </table:table-cell>
          <table:table-cell office:value-type="float" office:value="0.516026" calcext:value-type="float">
            <text:p>0.516026</text:p>
          </table:table-cell>
          <table:table-cell office:value-type="float" office:value="0.321861" calcext:value-type="float">
            <text:p>0.3218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6957" calcext:value-type="float">
            <text:p>0.236957</text:p>
          </table:table-cell>
          <table:table-cell office:value-type="float" office:value="0.006807" calcext:value-type="float">
            <text:p>0.006807</text:p>
          </table:table-cell>
          <table:table-cell office:value-type="float" office:value="0.515504" calcext:value-type="float">
            <text:p>0.515504</text:p>
          </table:table-cell>
          <table:table-cell office:value-type="float" office:value="0.303352" calcext:value-type="float">
            <text:p>0.3033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5855" calcext:value-type="float">
            <text:p>0.245855</text:p>
          </table:table-cell>
          <table:table-cell office:value-type="float" office:value="0.007257" calcext:value-type="float">
            <text:p>0.007257</text:p>
          </table:table-cell>
          <table:table-cell office:value-type="float" office:value="0.493759" calcext:value-type="float">
            <text:p>0.493759</text:p>
          </table:table-cell>
          <table:table-cell office:value-type="float" office:value="0.305173" calcext:value-type="float">
            <text:p>0.3051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507" calcext:value-type="float">
            <text:p>0.24507</text:p>
          </table:table-cell>
          <table:table-cell office:value-type="float" office:value="0.006528" calcext:value-type="float">
            <text:p>0.006528</text:p>
          </table:table-cell>
          <table:table-cell office:value-type="float" office:value="0.492645" calcext:value-type="float">
            <text:p>0.492645</text:p>
          </table:table-cell>
          <table:table-cell office:value-type="float" office:value="0.320509" calcext:value-type="float">
            <text:p>0.320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3705" calcext:value-type="float">
            <text:p>0.243705</text:p>
          </table:table-cell>
          <table:table-cell office:value-type="float" office:value="0.011338" calcext:value-type="float">
            <text:p>0.011338</text:p>
          </table:table-cell>
          <table:table-cell office:value-type="float" office:value="0.505488" calcext:value-type="float">
            <text:p>0.505488</text:p>
          </table:table-cell>
          <table:table-cell office:value-type="float" office:value="0.382694" calcext:value-type="float">
            <text:p>0.3826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748" calcext:value-type="float">
            <text:p>0.23748</text:p>
          </table:table-cell>
          <table:table-cell office:value-type="float" office:value="0.012503" calcext:value-type="float">
            <text:p>0.012503</text:p>
          </table:table-cell>
          <table:table-cell office:value-type="float" office:value="0.503211" calcext:value-type="float">
            <text:p>0.503211</text:p>
          </table:table-cell>
          <table:table-cell office:value-type="float" office:value="0.314072" calcext:value-type="float">
            <text:p>0.3140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007231" calcext:value-type="float">
            <text:p>0.007231</text:p>
          </table:table-cell>
          <table:table-cell office:value-type="float" office:value="0.492494" calcext:value-type="float">
            <text:p>0.492494</text:p>
          </table:table-cell>
          <table:table-cell office:value-type="float" office:value="0.305541" calcext:value-type="float">
            <text:p>0.3055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37777" calcext:value-type="float">
            <text:p>0.237777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501123" calcext:value-type="float">
            <text:p>0.501123</text:p>
          </table:table-cell>
          <table:table-cell office:value-type="float" office:value="0.316511" calcext:value-type="float">
            <text:p>0.3165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3555" calcext:value-type="float">
            <text:p>0.23555</text:p>
          </table:table-cell>
          <table:table-cell office:value-type="float" office:value="0.006941" calcext:value-type="float">
            <text:p>0.006941</text:p>
          </table:table-cell>
          <table:table-cell office:value-type="float" office:value="0.538703" calcext:value-type="float">
            <text:p>0.538703</text:p>
          </table:table-cell>
          <table:table-cell office:value-type="float" office:value="0.365157" calcext:value-type="float">
            <text:p>0.3651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0784" calcext:value-type="float">
            <text:p>0.260784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510025" calcext:value-type="float">
            <text:p>0.510025</text:p>
          </table:table-cell>
          <table:table-cell office:value-type="float" office:value="0.358978" calcext:value-type="float">
            <text:p>0.3589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5165" calcext:value-type="float">
            <text:p>0.235165</text:p>
          </table:table-cell>
          <table:table-cell office:value-type="float" office:value="0.008433" calcext:value-type="float">
            <text:p>0.008433</text:p>
          </table:table-cell>
          <table:table-cell office:value-type="float" office:value="0.515132" calcext:value-type="float">
            <text:p>0.515132</text:p>
          </table:table-cell>
          <table:table-cell office:value-type="float" office:value="0.351067" calcext:value-type="float">
            <text:p>0.3510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37424" calcext:value-type="float">
            <text:p>0.237424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517637" calcext:value-type="float">
            <text:p>0.517637</text:p>
          </table:table-cell>
          <table:table-cell office:value-type="float" office:value="0.327669" calcext:value-type="float">
            <text:p>0.3276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8301" calcext:value-type="float">
            <text:p>0.238301</text:p>
          </table:table-cell>
          <table:table-cell office:value-type="float" office:value="0.00743" calcext:value-type="float">
            <text:p>0.00743</text:p>
          </table:table-cell>
          <table:table-cell office:value-type="float" office:value="0.520586" calcext:value-type="float">
            <text:p>0.520586</text:p>
          </table:table-cell>
          <table:table-cell office:value-type="float" office:value="0.307783" calcext:value-type="float">
            <text:p>0.3077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6936" calcext:value-type="float">
            <text:p>0.236936</text:p>
          </table:table-cell>
          <table:table-cell office:value-type="float" office:value="0.006046" calcext:value-type="float">
            <text:p>0.006046</text:p>
          </table:table-cell>
          <table:table-cell office:value-type="float" office:value="0.493606" calcext:value-type="float">
            <text:p>0.493606</text:p>
          </table:table-cell>
          <table:table-cell office:value-type="float" office:value="0.310616" calcext:value-type="float">
            <text:p>0.3106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36029" calcext:value-type="float">
            <text:p>0.236029</text:p>
          </table:table-cell>
          <table:table-cell office:value-type="float" office:value="0.006104" calcext:value-type="float">
            <text:p>0.006104</text:p>
          </table:table-cell>
          <table:table-cell office:value-type="float" office:value="0.51556" calcext:value-type="float">
            <text:p>0.51556</text:p>
          </table:table-cell>
          <table:table-cell office:value-type="float" office:value="0.322223" calcext:value-type="float">
            <text:p>0.3222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35093" calcext:value-type="float">
            <text:p>0.235093</text:p>
          </table:table-cell>
          <table:table-cell office:value-type="float" office:value="0.008122" calcext:value-type="float">
            <text:p>0.008122</text:p>
          </table:table-cell>
          <table:table-cell office:value-type="float" office:value="0.504006" calcext:value-type="float">
            <text:p>0.504006</text:p>
          </table:table-cell>
          <table:table-cell office:value-type="float" office:value="0.324594" calcext:value-type="float">
            <text:p>0.3245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37281" calcext:value-type="float">
            <text:p>0.237281</text:p>
          </table:table-cell>
          <table:table-cell office:value-type="float" office:value="0.009928" calcext:value-type="float">
            <text:p>0.009928</text:p>
          </table:table-cell>
          <table:table-cell office:value-type="float" office:value="0.502045" calcext:value-type="float">
            <text:p>0.502045</text:p>
          </table:table-cell>
          <table:table-cell office:value-type="float" office:value="0.351418" calcext:value-type="float">
            <text:p>0.3514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38117" calcext:value-type="float">
            <text:p>0.238117</text:p>
          </table:table-cell>
          <table:table-cell office:value-type="float" office:value="0.016552" calcext:value-type="float">
            <text:p>0.016552</text:p>
          </table:table-cell>
          <table:table-cell office:value-type="float" office:value="0.516601" calcext:value-type="float">
            <text:p>0.516601</text:p>
          </table:table-cell>
          <table:table-cell office:value-type="float" office:value="0.318425" calcext:value-type="float">
            <text:p>0.3184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37318" calcext:value-type="float">
            <text:p>0.237318</text:p>
          </table:table-cell>
          <table:table-cell office:value-type="float" office:value="0.014738" calcext:value-type="float">
            <text:p>0.014738</text:p>
          </table:table-cell>
          <table:table-cell office:value-type="float" office:value="0.493316" calcext:value-type="float">
            <text:p>0.493316</text:p>
          </table:table-cell>
          <table:table-cell office:value-type="float" office:value="0.356551" calcext:value-type="float">
            <text:p>0.3565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40342" calcext:value-type="float">
            <text:p>0.240342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501413" calcext:value-type="float">
            <text:p>0.501413</text:p>
          </table:table-cell>
          <table:table-cell office:value-type="float" office:value="0.311383" calcext:value-type="float">
            <text:p>0.3113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36072" calcext:value-type="float">
            <text:p>0.236072</text:p>
          </table:table-cell>
          <table:table-cell office:value-type="float" office:value="0.007786" calcext:value-type="float">
            <text:p>0.007786</text:p>
          </table:table-cell>
          <table:table-cell office:value-type="float" office:value="0.519498" calcext:value-type="float">
            <text:p>0.519498</text:p>
          </table:table-cell>
          <table:table-cell office:value-type="float" office:value="0.317042" calcext:value-type="float">
            <text:p>0.3170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006325" calcext:value-type="float">
            <text:p>0.006325</text:p>
          </table:table-cell>
          <table:table-cell office:value-type="float" office:value="0.488186" calcext:value-type="float">
            <text:p>0.488186</text:p>
          </table:table-cell>
          <table:table-cell office:value-type="float" office:value="0.328245" calcext:value-type="float">
            <text:p>0.3282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008137" calcext:value-type="float">
            <text:p>0.008137</text:p>
          </table:table-cell>
          <table:table-cell office:value-type="float" office:value="0.50206" calcext:value-type="float">
            <text:p>0.50206</text:p>
          </table:table-cell>
          <table:table-cell office:value-type="float" office:value="0.353387" calcext:value-type="float">
            <text:p>0.3533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40816" calcext:value-type="float">
            <text:p>0.240816</text:p>
          </table:table-cell>
          <table:table-cell office:value-type="float" office:value="0.006197" calcext:value-type="float">
            <text:p>0.006197</text:p>
          </table:table-cell>
          <table:table-cell office:value-type="float" office:value="0.517543" calcext:value-type="float">
            <text:p>0.517543</text:p>
          </table:table-cell>
          <table:table-cell office:value-type="float" office:value="0.33864" calcext:value-type="float">
            <text:p>0.338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37797" calcext:value-type="float">
            <text:p>0.237797</text:p>
          </table:table-cell>
          <table:table-cell office:value-type="float" office:value="0.007871" calcext:value-type="float">
            <text:p>0.007871</text:p>
          </table:table-cell>
          <table:table-cell office:value-type="float" office:value="0.518492" calcext:value-type="float">
            <text:p>0.518492</text:p>
          </table:table-cell>
          <table:table-cell office:value-type="float" office:value="0.302472" calcext:value-type="float">
            <text:p>0.3024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36437" calcext:value-type="float">
            <text:p>0.236437</text:p>
          </table:table-cell>
          <table:table-cell office:value-type="float" office:value="0.011182" calcext:value-type="float">
            <text:p>0.011182</text:p>
          </table:table-cell>
          <table:table-cell office:value-type="float" office:value="0.518843" calcext:value-type="float">
            <text:p>0.518843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39814" calcext:value-type="float">
            <text:p>0.239814</text:p>
          </table:table-cell>
          <table:table-cell office:value-type="float" office:value="0.009545" calcext:value-type="float">
            <text:p>0.009545</text:p>
          </table:table-cell>
          <table:table-cell office:value-type="float" office:value="0.514507" calcext:value-type="float">
            <text:p>0.514507</text:p>
          </table:table-cell>
          <table:table-cell office:value-type="float" office:value="0.357705" calcext:value-type="float">
            <text:p>0.3577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37679" calcext:value-type="float">
            <text:p>0.237679</text:p>
          </table:table-cell>
          <table:table-cell office:value-type="float" office:value="0.025731" calcext:value-type="float">
            <text:p>0.025731</text:p>
          </table:table-cell>
          <table:table-cell office:value-type="float" office:value="0.487031" calcext:value-type="float">
            <text:p>0.487031</text:p>
          </table:table-cell>
          <table:table-cell office:value-type="float" office:value="0.319853" calcext:value-type="float">
            <text:p>0.3198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36402" calcext:value-type="float">
            <text:p>0.236402</text:p>
          </table:table-cell>
          <table:table-cell office:value-type="float" office:value="0.007881" calcext:value-type="float">
            <text:p>0.007881</text:p>
          </table:table-cell>
          <table:table-cell office:value-type="float" office:value="0.56838" calcext:value-type="float">
            <text:p>0.56838</text:p>
          </table:table-cell>
          <table:table-cell office:value-type="float" office:value="0.329664" calcext:value-type="float">
            <text:p>0.3296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38221" calcext:value-type="float">
            <text:p>0.238221</text:p>
          </table:table-cell>
          <table:table-cell office:value-type="float" office:value="0.006786" calcext:value-type="float">
            <text:p>0.006786</text:p>
          </table:table-cell>
          <table:table-cell office:value-type="float" office:value="0.503477" calcext:value-type="float">
            <text:p>0.503477</text:p>
          </table:table-cell>
          <table:table-cell office:value-type="float" office:value="0.353284" calcext:value-type="float">
            <text:p>0.3532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42548" calcext:value-type="float">
            <text:p>0.242548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0.500276" calcext:value-type="float">
            <text:p>0.500276</text:p>
          </table:table-cell>
          <table:table-cell office:value-type="float" office:value="0.330902" calcext:value-type="float">
            <text:p>0.3309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51514" calcext:value-type="float">
            <text:p>0.251514</text:p>
          </table:table-cell>
          <table:table-cell office:value-type="float" office:value="0.006966" calcext:value-type="float">
            <text:p>0.006966</text:p>
          </table:table-cell>
          <table:table-cell office:value-type="float" office:value="0.504093" calcext:value-type="float">
            <text:p>0.504093</text:p>
          </table:table-cell>
          <table:table-cell office:value-type="float" office:value="0.32382" calcext:value-type="float">
            <text:p>0.323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37416" calcext:value-type="float">
            <text:p>0.23741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0.519535" calcext:value-type="float">
            <text:p>0.519535</text:p>
          </table:table-cell>
          <table:table-cell office:value-type="float" office:value="0.317174" calcext:value-type="float">
            <text:p>0.3171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39267" calcext:value-type="float">
            <text:p>0.239267</text:p>
          </table:table-cell>
          <table:table-cell office:value-type="float" office:value="0.007319" calcext:value-type="float">
            <text:p>0.007319</text:p>
          </table:table-cell>
          <table:table-cell office:value-type="float" office:value="0.51781" calcext:value-type="float">
            <text:p>0.51781</text:p>
          </table:table-cell>
          <table:table-cell office:value-type="float" office:value="0.321858" calcext:value-type="float">
            <text:p>0.3218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545" calcext:value-type="float">
            <text:p>0.23545</text:p>
          </table:table-cell>
          <table:table-cell office:value-type="float" office:value="0.011527" calcext:value-type="float">
            <text:p>0.011527</text:p>
          </table:table-cell>
          <table:table-cell office:value-type="float" office:value="0.549727" calcext:value-type="float">
            <text:p>0.549727</text:p>
          </table:table-cell>
          <table:table-cell office:value-type="float" office:value="0.309972" calcext:value-type="float">
            <text:p>0.3099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41714" calcext:value-type="float">
            <text:p>0.241714</text:p>
          </table:table-cell>
          <table:table-cell office:value-type="float" office:value="0.006944" calcext:value-type="float">
            <text:p>0.006944</text:p>
          </table:table-cell>
          <table:table-cell office:value-type="float" office:value="0.515838" calcext:value-type="float">
            <text:p>0.515838</text:p>
          </table:table-cell>
          <table:table-cell office:value-type="float" office:value="0.349447" calcext:value-type="float">
            <text:p>0.3494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38146" calcext:value-type="float">
            <text:p>0.238146</text:p>
          </table:table-cell>
          <table:table-cell office:value-type="float" office:value="0.006651" calcext:value-type="float">
            <text:p>0.006651</text:p>
          </table:table-cell>
          <table:table-cell office:value-type="float" office:value="0.506741" calcext:value-type="float">
            <text:p>0.506741</text:p>
          </table:table-cell>
          <table:table-cell office:value-type="float" office:value="0.32041" calcext:value-type="float">
            <text:p>0.320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36861" calcext:value-type="float">
            <text:p>0.236861</text:p>
          </table:table-cell>
          <table:table-cell office:value-type="float" office:value="0.010654" calcext:value-type="float">
            <text:p>0.010654</text:p>
          </table:table-cell>
          <table:table-cell office:value-type="float" office:value="0.515569" calcext:value-type="float">
            <text:p>0.515569</text:p>
          </table:table-cell>
          <table:table-cell office:value-type="float" office:value="0.311705" calcext:value-type="float">
            <text:p>0.3117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35213" calcext:value-type="float">
            <text:p>0.235213</text:p>
          </table:table-cell>
          <table:table-cell office:value-type="float" office:value="0.007178" calcext:value-type="float">
            <text:p>0.007178</text:p>
          </table:table-cell>
          <table:table-cell office:value-type="float" office:value="0.537779" calcext:value-type="float">
            <text:p>0.537779</text:p>
          </table:table-cell>
          <table:table-cell office:value-type="float" office:value="0.311436" calcext:value-type="float">
            <text:p>0.3114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37088" calcext:value-type="float">
            <text:p>0.237088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488188" calcext:value-type="float">
            <text:p>0.488188</text:p>
          </table:table-cell>
          <table:table-cell office:value-type="float" office:value="0.318016" calcext:value-type="float">
            <text:p>0.3180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35948" calcext:value-type="float">
            <text:p>0.235948</text:p>
          </table:table-cell>
          <table:table-cell office:value-type="float" office:value="0.006322" calcext:value-type="float">
            <text:p>0.006322</text:p>
          </table:table-cell>
          <table:table-cell office:value-type="float" office:value="0.493535" calcext:value-type="float">
            <text:p>0.493535</text:p>
          </table:table-cell>
          <table:table-cell office:value-type="float" office:value="0.349077" calcext:value-type="float">
            <text:p>0.3490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55265" calcext:value-type="float">
            <text:p>0.255265</text:p>
          </table:table-cell>
          <table:table-cell office:value-type="float" office:value="0.007126" calcext:value-type="float">
            <text:p>0.007126</text:p>
          </table:table-cell>
          <table:table-cell office:value-type="float" office:value="0.502543" calcext:value-type="float">
            <text:p>0.502543</text:p>
          </table:table-cell>
          <table:table-cell office:value-type="float" office:value="0.310518" calcext:value-type="float">
            <text:p>0.3105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39769" calcext:value-type="float">
            <text:p>0.239769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0.545917" calcext:value-type="float">
            <text:p>0.545917</text:p>
          </table:table-cell>
          <table:table-cell office:value-type="float" office:value="0.343989" calcext:value-type="float">
            <text:p>0.3439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40453" calcext:value-type="float">
            <text:p>0.240453</text:p>
          </table:table-cell>
          <table:table-cell office:value-type="float" office:value="0.006502" calcext:value-type="float">
            <text:p>0.006502</text:p>
          </table:table-cell>
          <table:table-cell office:value-type="float" office:value="0.502458" calcext:value-type="float">
            <text:p>0.502458</text:p>
          </table:table-cell>
          <table:table-cell office:value-type="float" office:value="0.356084" calcext:value-type="float">
            <text:p>0.3560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4707" calcext:value-type="float">
            <text:p>0.24707</text:p>
          </table:table-cell>
          <table:table-cell office:value-type="float" office:value="0.007219" calcext:value-type="float">
            <text:p>0.007219</text:p>
          </table:table-cell>
          <table:table-cell office:value-type="float" office:value="0.532021" calcext:value-type="float">
            <text:p>0.532021</text:p>
          </table:table-cell>
          <table:table-cell office:value-type="float" office:value="0.313424" calcext:value-type="float">
            <text:p>0.3134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37423" calcext:value-type="float">
            <text:p>0.237423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505111" calcext:value-type="float">
            <text:p>0.505111</text:p>
          </table:table-cell>
          <table:table-cell office:value-type="float" office:value="0.312771" calcext:value-type="float">
            <text:p>0.3127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35799" calcext:value-type="float">
            <text:p>0.235799</text:p>
          </table:table-cell>
          <table:table-cell office:value-type="float" office:value="0.011267" calcext:value-type="float">
            <text:p>0.011267</text:p>
          </table:table-cell>
          <table:table-cell office:value-type="float" office:value="0.519217" calcext:value-type="float">
            <text:p>0.519217</text:p>
          </table:table-cell>
          <table:table-cell office:value-type="float" office:value="0.30664" calcext:value-type="float">
            <text:p>0.306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36553" calcext:value-type="float">
            <text:p>0.236553</text:p>
          </table:table-cell>
          <table:table-cell office:value-type="float" office:value="0.006287" calcext:value-type="float">
            <text:p>0.006287</text:p>
          </table:table-cell>
          <table:table-cell office:value-type="float" office:value="0.50493" calcext:value-type="float">
            <text:p>0.50493</text:p>
          </table:table-cell>
          <table:table-cell office:value-type="float" office:value="0.356272" calcext:value-type="float">
            <text:p>0.3562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37896" calcext:value-type="float">
            <text:p>0.237896</text:p>
          </table:table-cell>
          <table:table-cell office:value-type="float" office:value="0.005515" calcext:value-type="float">
            <text:p>0.005515</text:p>
          </table:table-cell>
          <table:table-cell office:value-type="float" office:value="0.487482" calcext:value-type="float">
            <text:p>0.487482</text:p>
          </table:table-cell>
          <table:table-cell office:value-type="float" office:value="0.322364" calcext:value-type="float">
            <text:p>0.3223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42916" calcext:value-type="float">
            <text:p>0.242916</text:p>
          </table:table-cell>
          <table:table-cell office:value-type="float" office:value="0.007223" calcext:value-type="float">
            <text:p>0.007223</text:p>
          </table:table-cell>
          <table:table-cell office:value-type="float" office:value="0.549483" calcext:value-type="float">
            <text:p>0.549483</text:p>
          </table:table-cell>
          <table:table-cell office:value-type="float" office:value="0.312847" calcext:value-type="float">
            <text:p>0.3128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39898" calcext:value-type="float">
            <text:p>0.239898</text:p>
          </table:table-cell>
          <table:table-cell office:value-type="float" office:value="0.007291" calcext:value-type="float">
            <text:p>0.007291</text:p>
          </table:table-cell>
          <table:table-cell office:value-type="float" office:value="0.516478" calcext:value-type="float">
            <text:p>0.516478</text:p>
          </table:table-cell>
          <table:table-cell office:value-type="float" office:value="0.349048" calcext:value-type="float">
            <text:p>0.3490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36238" calcext:value-type="float">
            <text:p>0.236238</text:p>
          </table:table-cell>
          <table:table-cell office:value-type="float" office:value="0.006795" calcext:value-type="float">
            <text:p>0.006795</text:p>
          </table:table-cell>
          <table:table-cell office:value-type="float" office:value="0.506928" calcext:value-type="float">
            <text:p>0.506928</text:p>
          </table:table-cell>
          <table:table-cell office:value-type="float" office:value="0.328781" calcext:value-type="float">
            <text:p>0.3287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37442" calcext:value-type="float">
            <text:p>0.237442</text:p>
          </table:table-cell>
          <table:table-cell office:value-type="float" office:value="0.006747" calcext:value-type="float">
            <text:p>0.006747</text:p>
          </table:table-cell>
          <table:table-cell office:value-type="float" office:value="0.51672" calcext:value-type="float">
            <text:p>0.51672</text:p>
          </table:table-cell>
          <table:table-cell office:value-type="float" office:value="0.394162" calcext:value-type="float">
            <text:p>0.3941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37367" calcext:value-type="float">
            <text:p>0.237367</text:p>
          </table:table-cell>
          <table:table-cell office:value-type="float" office:value="0.006577" calcext:value-type="float">
            <text:p>0.006577</text:p>
          </table:table-cell>
          <table:table-cell office:value-type="float" office:value="0.502034" calcext:value-type="float">
            <text:p>0.502034</text:p>
          </table:table-cell>
          <table:table-cell office:value-type="float" office:value="0.336849" calcext:value-type="float">
            <text:p>0.3368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37979" calcext:value-type="float">
            <text:p>0.237979</text:p>
          </table:table-cell>
          <table:table-cell office:value-type="float" office:value="0.011541" calcext:value-type="float">
            <text:p>0.011541</text:p>
          </table:table-cell>
          <table:table-cell office:value-type="float" office:value="0.499039" calcext:value-type="float">
            <text:p>0.499039</text:p>
          </table:table-cell>
          <table:table-cell office:value-type="float" office:value="0.326371" calcext:value-type="float">
            <text:p>0.3263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40506" calcext:value-type="float">
            <text:p>0.240506</text:p>
          </table:table-cell>
          <table:table-cell office:value-type="float" office:value="0.005984" calcext:value-type="float">
            <text:p>0.005984</text:p>
          </table:table-cell>
          <table:table-cell office:value-type="float" office:value="0.55516" calcext:value-type="float">
            <text:p>0.55516</text:p>
          </table:table-cell>
          <table:table-cell office:value-type="float" office:value="0.308847" calcext:value-type="float">
            <text:p>0.3088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42948" calcext:value-type="float">
            <text:p>0.242948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505844" calcext:value-type="float">
            <text:p>0.505844</text:p>
          </table:table-cell>
          <table:table-cell office:value-type="float" office:value="0.320833" calcext:value-type="float">
            <text:p>0.3208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36712" calcext:value-type="float">
            <text:p>0.236712</text:p>
          </table:table-cell>
          <table:table-cell office:value-type="float" office:value="0.006552" calcext:value-type="float">
            <text:p>0.006552</text:p>
          </table:table-cell>
          <table:table-cell office:value-type="float" office:value="0.50232" calcext:value-type="float">
            <text:p>0.50232</text:p>
          </table:table-cell>
          <table:table-cell office:value-type="float" office:value="0.319241" calcext:value-type="float">
            <text:p>0.3192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36304" calcext:value-type="float">
            <text:p>0.236304</text:p>
          </table:table-cell>
          <table:table-cell office:value-type="float" office:value="0.006601" calcext:value-type="float">
            <text:p>0.006601</text:p>
          </table:table-cell>
          <table:table-cell office:value-type="float" office:value="0.487407" calcext:value-type="float">
            <text:p>0.487407</text:p>
          </table:table-cell>
          <table:table-cell office:value-type="float" office:value="0.356272" calcext:value-type="float">
            <text:p>0.3562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006855" calcext:value-type="float">
            <text:p>0.006855</text:p>
          </table:table-cell>
          <table:table-cell office:value-type="float" office:value="0.503613" calcext:value-type="float">
            <text:p>0.503613</text:p>
          </table:table-cell>
          <table:table-cell office:value-type="float" office:value="0.32649" calcext:value-type="float">
            <text:p>0.326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38561" calcext:value-type="float">
            <text:p>0.238561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508428" calcext:value-type="float">
            <text:p>0.508428</text:p>
          </table:table-cell>
          <table:table-cell office:value-type="float" office:value="0.350669" calcext:value-type="float">
            <text:p>0.3506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006792" calcext:value-type="float">
            <text:p>0.006792</text:p>
          </table:table-cell>
          <table:table-cell office:value-type="float" office:value="0.48739" calcext:value-type="float">
            <text:p>0.48739</text:p>
          </table:table-cell>
          <table:table-cell office:value-type="float" office:value="0.354025" calcext:value-type="float">
            <text:p>0.3540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38011" calcext:value-type="float">
            <text:p>0.238011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0.500403" calcext:value-type="float">
            <text:p>0.500403</text:p>
          </table:table-cell>
          <table:table-cell office:value-type="float" office:value="0.323664" calcext:value-type="float">
            <text:p>0.3236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36857" calcext:value-type="float">
            <text:p>0.236857</text:p>
          </table:table-cell>
          <table:table-cell office:value-type="float" office:value="0.006984" calcext:value-type="float">
            <text:p>0.006984</text:p>
          </table:table-cell>
          <table:table-cell office:value-type="float" office:value="0.490068" calcext:value-type="float">
            <text:p>0.490068</text:p>
          </table:table-cell>
          <table:table-cell office:value-type="float" office:value="0.396274" calcext:value-type="float">
            <text:p>0.3962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38022" calcext:value-type="float">
            <text:p>0.238022</text:p>
          </table:table-cell>
          <table:table-cell office:value-type="float" office:value="0.009163" calcext:value-type="float">
            <text:p>0.009163</text:p>
          </table:table-cell>
          <table:table-cell office:value-type="float" office:value="0.490475" calcext:value-type="float">
            <text:p>0.490475</text:p>
          </table:table-cell>
          <table:table-cell office:value-type="float" office:value="0.355012" calcext:value-type="float">
            <text:p>0.3550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36751" calcext:value-type="float">
            <text:p>0.236751</text:p>
          </table:table-cell>
          <table:table-cell office:value-type="float" office:value="0.006328" calcext:value-type="float">
            <text:p>0.006328</text:p>
          </table:table-cell>
          <table:table-cell office:value-type="float" office:value="0.517008" calcext:value-type="float">
            <text:p>0.517008</text:p>
          </table:table-cell>
          <table:table-cell office:value-type="float" office:value="0.318634" calcext:value-type="float">
            <text:p>0.3186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35641" calcext:value-type="float">
            <text:p>0.235641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545577" calcext:value-type="float">
            <text:p>0.545577</text:p>
          </table:table-cell>
          <table:table-cell office:value-type="float" office:value="0.30792" calcext:value-type="float">
            <text:p>0.307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6425" calcext:value-type="float">
            <text:p>0.236425</text:p>
          </table:table-cell>
          <table:table-cell office:value-type="float" office:value="0.006725" calcext:value-type="float">
            <text:p>0.006725</text:p>
          </table:table-cell>
          <table:table-cell office:value-type="float" office:value="0.517943" calcext:value-type="float">
            <text:p>0.517943</text:p>
          </table:table-cell>
          <table:table-cell office:value-type="float" office:value="0.319794" calcext:value-type="float">
            <text:p>0.3197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37119" calcext:value-type="float">
            <text:p>0.237119</text:p>
          </table:table-cell>
          <table:table-cell office:value-type="float" office:value="0.006219" calcext:value-type="float">
            <text:p>0.006219</text:p>
          </table:table-cell>
          <table:table-cell office:value-type="float" office:value="0.509293" calcext:value-type="float">
            <text:p>0.509293</text:p>
          </table:table-cell>
          <table:table-cell office:value-type="float" office:value="0.32191" calcext:value-type="float">
            <text:p>0.321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3521" calcext:value-type="float">
            <text:p>0.23521</text:p>
          </table:table-cell>
          <table:table-cell office:value-type="float" office:value="0.013043" calcext:value-type="float">
            <text:p>0.013043</text:p>
          </table:table-cell>
          <table:table-cell office:value-type="float" office:value="0.515323" calcext:value-type="float">
            <text:p>0.515323</text:p>
          </table:table-cell>
          <table:table-cell office:value-type="float" office:value="0.302832" calcext:value-type="float">
            <text:p>0.3028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35222" calcext:value-type="float">
            <text:p>0.235222</text:p>
          </table:table-cell>
          <table:table-cell office:value-type="float" office:value="0.006296" calcext:value-type="float">
            <text:p>0.006296</text:p>
          </table:table-cell>
          <table:table-cell office:value-type="float" office:value="0.486875" calcext:value-type="float">
            <text:p>0.486875</text:p>
          </table:table-cell>
          <table:table-cell office:value-type="float" office:value="0.306759" calcext:value-type="float">
            <text:p>0.3067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36003" calcext:value-type="float">
            <text:p>0.236003</text:p>
          </table:table-cell>
          <table:table-cell office:value-type="float" office:value="0.00541" calcext:value-type="float">
            <text:p>0.00541</text:p>
          </table:table-cell>
          <table:table-cell office:value-type="float" office:value="0.48721" calcext:value-type="float">
            <text:p>0.48721</text:p>
          </table:table-cell>
          <table:table-cell office:value-type="float" office:value="0.319742" calcext:value-type="float">
            <text:p>0.3197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39507" calcext:value-type="float">
            <text:p>0.239507</text:p>
          </table:table-cell>
          <table:table-cell office:value-type="float" office:value="0.006857" calcext:value-type="float">
            <text:p>0.006857</text:p>
          </table:table-cell>
          <table:table-cell office:value-type="float" office:value="0.506232" calcext:value-type="float">
            <text:p>0.506232</text:p>
          </table:table-cell>
          <table:table-cell office:value-type="float" office:value="0.354121" calcext:value-type="float">
            <text:p>0.3541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36101" calcext:value-type="float">
            <text:p>0.236101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562385" calcext:value-type="float">
            <text:p>0.562385</text:p>
          </table:table-cell>
          <table:table-cell office:value-type="float" office:value="0.349356" calcext:value-type="float">
            <text:p>0.3493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45457" calcext:value-type="float">
            <text:p>0.245457</text:p>
          </table:table-cell>
          <table:table-cell office:value-type="float" office:value="0.006584" calcext:value-type="float">
            <text:p>0.006584</text:p>
          </table:table-cell>
          <table:table-cell office:value-type="float" office:value="0.534085" calcext:value-type="float">
            <text:p>0.534085</text:p>
          </table:table-cell>
          <table:table-cell office:value-type="float" office:value="0.353073" calcext:value-type="float">
            <text:p>0.3530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39307" calcext:value-type="float">
            <text:p>0.239307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520213" calcext:value-type="float">
            <text:p>0.520213</text:p>
          </table:table-cell>
          <table:table-cell office:value-type="float" office:value="0.309311" calcext:value-type="float">
            <text:p>0.3093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42138" calcext:value-type="float">
            <text:p>0.242138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0.547922" calcext:value-type="float">
            <text:p>0.547922</text:p>
          </table:table-cell>
          <table:table-cell office:value-type="float" office:value="0.325245" calcext:value-type="float">
            <text:p>0.3252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41306" calcext:value-type="float">
            <text:p>0.241306</text:p>
          </table:table-cell>
          <table:table-cell office:value-type="float" office:value="0.006113" calcext:value-type="float">
            <text:p>0.006113</text:p>
          </table:table-cell>
          <table:table-cell office:value-type="float" office:value="0.546866" calcext:value-type="float">
            <text:p>0.546866</text:p>
          </table:table-cell>
          <table:table-cell office:value-type="float" office:value="0.364149" calcext:value-type="float">
            <text:p>0.3641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35412" calcext:value-type="float">
            <text:p>0.235412</text:p>
          </table:table-cell>
          <table:table-cell office:value-type="float" office:value="0.005812" calcext:value-type="float">
            <text:p>0.005812</text:p>
          </table:table-cell>
          <table:table-cell office:value-type="float" office:value="0.547126" calcext:value-type="float">
            <text:p>0.547126</text:p>
          </table:table-cell>
          <table:table-cell office:value-type="float" office:value="0.311025" calcext:value-type="float">
            <text:p>0.3110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41751" calcext:value-type="float">
            <text:p>0.241751</text:p>
          </table:table-cell>
          <table:table-cell office:value-type="float" office:value="0.007266" calcext:value-type="float">
            <text:p>0.007266</text:p>
          </table:table-cell>
          <table:table-cell office:value-type="float" office:value="0.533032" calcext:value-type="float">
            <text:p>0.533032</text:p>
          </table:table-cell>
          <table:table-cell office:value-type="float" office:value="0.309057" calcext:value-type="float">
            <text:p>0.3090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36868" calcext:value-type="float">
            <text:p>0.236868</text:p>
          </table:table-cell>
          <table:table-cell office:value-type="float" office:value="0.006594" calcext:value-type="float">
            <text:p>0.006594</text:p>
          </table:table-cell>
          <table:table-cell office:value-type="float" office:value="0.511702" calcext:value-type="float">
            <text:p>0.511702</text:p>
          </table:table-cell>
          <table:table-cell office:value-type="float" office:value="0.365362" calcext:value-type="float">
            <text:p>0.3653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3659" calcext:value-type="float">
            <text:p>0.23659</text:p>
          </table:table-cell>
          <table:table-cell office:value-type="float" office:value="0.006116" calcext:value-type="float">
            <text:p>0.006116</text:p>
          </table:table-cell>
          <table:table-cell office:value-type="float" office:value="0.517214" calcext:value-type="float">
            <text:p>0.517214</text:p>
          </table:table-cell>
          <table:table-cell office:value-type="float" office:value="0.312682" calcext:value-type="float">
            <text:p>0.3126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35008" calcext:value-type="float">
            <text:p>0.235008</text:p>
          </table:table-cell>
          <table:table-cell office:value-type="float" office:value="0.006953" calcext:value-type="float">
            <text:p>0.006953</text:p>
          </table:table-cell>
          <table:table-cell office:value-type="float" office:value="0.567817" calcext:value-type="float">
            <text:p>0.567817</text:p>
          </table:table-cell>
          <table:table-cell office:value-type="float" office:value="0.314214" calcext:value-type="float">
            <text:p>0.3142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44659" calcext:value-type="float">
            <text:p>0.244659</text:p>
          </table:table-cell>
          <table:table-cell office:value-type="float" office:value="0.011881" calcext:value-type="float">
            <text:p>0.011881</text:p>
          </table:table-cell>
          <table:table-cell office:value-type="float" office:value="0.505853" calcext:value-type="float">
            <text:p>0.505853</text:p>
          </table:table-cell>
          <table:table-cell office:value-type="float" office:value="0.303083" calcext:value-type="float">
            <text:p>0.3030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36079" calcext:value-type="float">
            <text:p>0.236079</text:p>
          </table:table-cell>
          <table:table-cell office:value-type="float" office:value="0.007645" calcext:value-type="float">
            <text:p>0.007645</text:p>
          </table:table-cell>
          <table:table-cell office:value-type="float" office:value="0.518469" calcext:value-type="float">
            <text:p>0.518469</text:p>
          </table:table-cell>
          <table:table-cell office:value-type="float" office:value="0.308446" calcext:value-type="float">
            <text:p>0.3084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36172" calcext:value-type="float">
            <text:p>0.236172</text:p>
          </table:table-cell>
          <table:table-cell office:value-type="float" office:value="0.006254" calcext:value-type="float">
            <text:p>0.006254</text:p>
          </table:table-cell>
          <table:table-cell office:value-type="float" office:value="0.504537" calcext:value-type="float">
            <text:p>0.504537</text:p>
          </table:table-cell>
          <table:table-cell office:value-type="float" office:value="0.348491" calcext:value-type="float">
            <text:p>0.3484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42048" calcext:value-type="float">
            <text:p>0.242048</text:p>
          </table:table-cell>
          <table:table-cell office:value-type="float" office:value="0.006606" calcext:value-type="float">
            <text:p>0.006606</text:p>
          </table:table-cell>
          <table:table-cell office:value-type="float" office:value="0.520383" calcext:value-type="float">
            <text:p>0.520383</text:p>
          </table:table-cell>
          <table:table-cell office:value-type="float" office:value="0.348871" calcext:value-type="float">
            <text:p>0.3488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35851" calcext:value-type="float">
            <text:p>0.235851</text:p>
          </table:table-cell>
          <table:table-cell office:value-type="float" office:value="0.006746" calcext:value-type="float">
            <text:p>0.006746</text:p>
          </table:table-cell>
          <table:table-cell office:value-type="float" office:value="0.53705" calcext:value-type="float">
            <text:p>0.53705</text:p>
          </table:table-cell>
          <table:table-cell office:value-type="float" office:value="0.351661" calcext:value-type="float">
            <text:p>0.3516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39417" calcext:value-type="float">
            <text:p>0.239417</text:p>
          </table:table-cell>
          <table:table-cell office:value-type="float" office:value="0.00581" calcext:value-type="float">
            <text:p>0.00581</text:p>
          </table:table-cell>
          <table:table-cell office:value-type="float" office:value="0.512184" calcext:value-type="float">
            <text:p>0.512184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38781" calcext:value-type="float">
            <text:p>0.238781</text:p>
          </table:table-cell>
          <table:table-cell office:value-type="float" office:value="0.006303" calcext:value-type="float">
            <text:p>0.006303</text:p>
          </table:table-cell>
          <table:table-cell office:value-type="float" office:value="0.502314" calcext:value-type="float">
            <text:p>0.502314</text:p>
          </table:table-cell>
          <table:table-cell office:value-type="float" office:value="0.36413" calcext:value-type="float">
            <text:p>0.3641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verage (s)</text:p>
          </table:table-cell>
          <table:table-cell table:formula="of:=AVERAGE([.B2:.B101])" office:value-type="float" office:value="0.23915997" calcext:value-type="float">
            <text:p>0.23915997</text:p>
          </table:table-cell>
          <table:table-cell table:formula="of:=AVERAGE([.C2:.C101])" office:value-type="float" office:value="0.00794718" calcext:value-type="float">
            <text:p>0.00794718</text:p>
          </table:table-cell>
          <table:table-cell table:formula="of:=AVERAGE([.D2:.D101])" office:value-type="float" office:value="0.51416823" calcext:value-type="float">
            <text:p>0.51416823</text:p>
          </table:table-cell>
          <table:table-cell table:formula="of:=AVERAGE([.E2:.E101])" office:value-type="float" office:value="0.3308414" calcext:value-type="float">
            <text:p>0.3308414</text:p>
          </table:table-cell>
        </table:table-row>
        <table:table-row table:style-name="ro1">
          <table:table-cell office:value-type="string" calcext:value-type="string">
            <text:p>throughput (bps)</text:p>
          </table:table-cell>
          <table:table-cell table:formula="of:=(465*8)/[.B104]" office:value-type="float" office:value="15554.4424930309" calcext:value-type="float">
            <text:p>15554.4424930309</text:p>
          </table:table-cell>
          <table:table-cell table:formula="of:=(465*8)/[.C104]" office:value-type="float" office:value="468090.567975055" calcext:value-type="float">
            <text:p>468090.567975055</text:p>
          </table:table-cell>
          <table:table-cell table:formula="of:=(465*8)/[.D104]" office:value-type="float" office:value="7234.98610561761" calcext:value-type="float">
            <text:p>7234.98610561761</text:p>
          </table:table-cell>
          <table:table-cell table:formula="of:=(465*8)/[.E104]" office:value-type="float" office:value="11244.0583312729" calcext:value-type="float">
            <text:p>11244.0583312729</text:p>
          </table:table-cell>
        </table:table-row>
      </table:table>
      <table:table table:name="response_times_japanea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wout.uksouth</text:p>
          </table:table-cell>
          <table:table-cell office:value-type="string" calcext:value-type="string">
            <text:p>dsgtn.uaenorth</text:p>
          </table:table-cell>
          <table:table-cell office:value-type="string" calcext:value-type="string">
            <text:p>dsgt.westus2</text:p>
          </table:table-cell>
          <table:table-cell office:value-type="string" calcext:value-type="string">
            <text:p>dsgt1.japane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394" calcext:value-type="float">
            <text:p>0.54394</text:p>
          </table:table-cell>
          <table:table-cell office:value-type="float" office:value="0.344065" calcext:value-type="float">
            <text:p>0.344065</text:p>
          </table:table-cell>
          <table:table-cell office:value-type="float" office:value="0.249239" calcext:value-type="float">
            <text:p>0.249239</text:p>
          </table:table-cell>
          <table:table-cell office:value-type="float" office:value="1.036543" calcext:value-type="float">
            <text:p>1.03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066" calcext:value-type="float">
            <text:p>0.49066</text:p>
          </table:table-cell>
          <table:table-cell office:value-type="float" office:value="0.357789" calcext:value-type="float">
            <text:p>0.357789</text:p>
          </table:table-cell>
          <table:table-cell office:value-type="float" office:value="0.234315" calcext:value-type="float">
            <text:p>0.234315</text:p>
          </table:table-cell>
          <table:table-cell office:value-type="float" office:value="0.055313" calcext:value-type="float">
            <text:p>0.0553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4183" calcext:value-type="float">
            <text:p>0.514183</text:p>
          </table:table-cell>
          <table:table-cell office:value-type="float" office:value="0.375432" calcext:value-type="float">
            <text:p>0.375432</text:p>
          </table:table-cell>
          <table:table-cell office:value-type="float" office:value="0.206058" calcext:value-type="float">
            <text:p>0.206058</text:p>
          </table:table-cell>
          <table:table-cell office:value-type="float" office:value="0.02247" calcext:value-type="float">
            <text:p>0.022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14403" calcext:value-type="float">
            <text:p>0.514403</text:p>
          </table:table-cell>
          <table:table-cell office:value-type="float" office:value="0.33972" calcext:value-type="float">
            <text:p>0.33972</text:p>
          </table:table-cell>
          <table:table-cell office:value-type="float" office:value="0.204444" calcext:value-type="float">
            <text:p>0.204444</text:p>
          </table:table-cell>
          <table:table-cell office:value-type="float" office:value="0.018658" calcext:value-type="float">
            <text:p>0.0186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1857" calcext:value-type="float">
            <text:p>0.511857</text:p>
          </table:table-cell>
          <table:table-cell office:value-type="float" office:value="0.350228" calcext:value-type="float">
            <text:p>0.350228</text:p>
          </table:table-cell>
          <table:table-cell office:value-type="float" office:value="0.205123" calcext:value-type="float">
            <text:p>0.205123</text:p>
          </table:table-cell>
          <table:table-cell office:value-type="float" office:value="0.017744" calcext:value-type="float">
            <text:p>0.0177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15037" calcext:value-type="float">
            <text:p>0.515037</text:p>
          </table:table-cell>
          <table:table-cell office:value-type="float" office:value="0.359447" calcext:value-type="float">
            <text:p>0.359447</text:p>
          </table:table-cell>
          <table:table-cell office:value-type="float" office:value="0.248997" calcext:value-type="float">
            <text:p>0.248997</text:p>
          </table:table-cell>
          <table:table-cell office:value-type="float" office:value="0.029716" calcext:value-type="float">
            <text:p>0.0297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81091" calcext:value-type="float">
            <text:p>0.481091</text:p>
          </table:table-cell>
          <table:table-cell office:value-type="float" office:value="0.378965" calcext:value-type="float">
            <text:p>0.378965</text:p>
          </table:table-cell>
          <table:table-cell office:value-type="float" office:value="0.245615" calcext:value-type="float">
            <text:p>0.245615</text:p>
          </table:table-cell>
          <table:table-cell office:value-type="float" office:value="0.029439" calcext:value-type="float">
            <text:p>0.0294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4285" calcext:value-type="float">
            <text:p>0.54285</text:p>
          </table:table-cell>
          <table:table-cell office:value-type="float" office:value="0.312917" calcext:value-type="float">
            <text:p>0.312917</text:p>
          </table:table-cell>
          <table:table-cell office:value-type="float" office:value="0.24723" calcext:value-type="float">
            <text:p>0.24723</text:p>
          </table:table-cell>
          <table:table-cell office:value-type="float" office:value="0.071513" calcext:value-type="float">
            <text:p>0.0715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38293" calcext:value-type="float">
            <text:p>0.538293</text:p>
          </table:table-cell>
          <table:table-cell office:value-type="float" office:value="0.352125" calcext:value-type="float">
            <text:p>0.352125</text:p>
          </table:table-cell>
          <table:table-cell office:value-type="float" office:value="0.207282" calcext:value-type="float">
            <text:p>0.207282</text:p>
          </table:table-cell>
          <table:table-cell office:value-type="float" office:value="0.069315" calcext:value-type="float">
            <text:p>0.0693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036" calcext:value-type="float">
            <text:p>0.48036</text:p>
          </table:table-cell>
          <table:table-cell office:value-type="float" office:value="0.401611" calcext:value-type="float">
            <text:p>0.401611</text:p>
          </table:table-cell>
          <table:table-cell office:value-type="float" office:value="0.237452" calcext:value-type="float">
            <text:p>0.237452</text:p>
          </table:table-cell>
          <table:table-cell office:value-type="float" office:value="0.067201" calcext:value-type="float">
            <text:p>0.0672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5251" calcext:value-type="float">
            <text:p>0.495251</text:p>
          </table:table-cell>
          <table:table-cell office:value-type="float" office:value="0.327105" calcext:value-type="float">
            <text:p>0.327105</text:p>
          </table:table-cell>
          <table:table-cell office:value-type="float" office:value="0.206596" calcext:value-type="float">
            <text:p>0.206596</text:p>
          </table:table-cell>
          <table:table-cell office:value-type="float" office:value="0.02286" calcext:value-type="float">
            <text:p>0.022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82566" calcext:value-type="float">
            <text:p>0.482566</text:p>
          </table:table-cell>
          <table:table-cell office:value-type="float" office:value="0.318243" calcext:value-type="float">
            <text:p>0.318243</text:p>
          </table:table-cell>
          <table:table-cell office:value-type="float" office:value="0.206038" calcext:value-type="float">
            <text:p>0.206038</text:p>
          </table:table-cell>
          <table:table-cell office:value-type="float" office:value="0.024292" calcext:value-type="float">
            <text:p>0.0242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3702" calcext:value-type="float">
            <text:p>0.473702</text:p>
          </table:table-cell>
          <table:table-cell office:value-type="float" office:value="0.363815" calcext:value-type="float">
            <text:p>0.363815</text:p>
          </table:table-cell>
          <table:table-cell office:value-type="float" office:value="0.204734" calcext:value-type="float">
            <text:p>0.204734</text:p>
          </table:table-cell>
          <table:table-cell office:value-type="float" office:value="0.018875" calcext:value-type="float">
            <text:p>0.0188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79314" calcext:value-type="float">
            <text:p>0.479314</text:p>
          </table:table-cell>
          <table:table-cell office:value-type="float" office:value="0.349759" calcext:value-type="float">
            <text:p>0.349759</text:p>
          </table:table-cell>
          <table:table-cell office:value-type="float" office:value="0.204732" calcext:value-type="float">
            <text:p>0.204732</text:p>
          </table:table-cell>
          <table:table-cell office:value-type="float" office:value="0.018711" calcext:value-type="float">
            <text:p>0.0187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10193" calcext:value-type="float">
            <text:p>0.510193</text:p>
          </table:table-cell>
          <table:table-cell office:value-type="float" office:value="0.364164" calcext:value-type="float">
            <text:p>0.364164</text:p>
          </table:table-cell>
          <table:table-cell office:value-type="float" office:value="0.205463" calcext:value-type="float">
            <text:p>0.205463</text:p>
          </table:table-cell>
          <table:table-cell office:value-type="float" office:value="0.01678" calcext:value-type="float">
            <text:p>0.016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0751" calcext:value-type="float">
            <text:p>0.450751</text:p>
          </table:table-cell>
          <table:table-cell office:value-type="float" office:value="0.364153" calcext:value-type="float">
            <text:p>0.364153</text:p>
          </table:table-cell>
          <table:table-cell office:value-type="float" office:value="0.238128" calcext:value-type="float">
            <text:p>0.238128</text:p>
          </table:table-cell>
          <table:table-cell office:value-type="float" office:value="0.021537" calcext:value-type="float">
            <text:p>0.0215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80059" calcext:value-type="float">
            <text:p>0.480059</text:p>
          </table:table-cell>
          <table:table-cell office:value-type="float" office:value="0.323043" calcext:value-type="float">
            <text:p>0.323043</text:p>
          </table:table-cell>
          <table:table-cell office:value-type="float" office:value="0.20545" calcext:value-type="float">
            <text:p>0.20545</text:p>
          </table:table-cell>
          <table:table-cell office:value-type="float" office:value="0.022531" calcext:value-type="float">
            <text:p>0.0225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11506" calcext:value-type="float">
            <text:p>0.511506</text:p>
          </table:table-cell>
          <table:table-cell office:value-type="float" office:value="0.337637" calcext:value-type="float">
            <text:p>0.337637</text:p>
          </table:table-cell>
          <table:table-cell office:value-type="float" office:value="0.203235" calcext:value-type="float">
            <text:p>0.203235</text:p>
          </table:table-cell>
          <table:table-cell office:value-type="float" office:value="0.06486" calcext:value-type="float">
            <text:p>0.064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58668" calcext:value-type="float">
            <text:p>0.458668</text:p>
          </table:table-cell>
          <table:table-cell office:value-type="float" office:value="0.303707" calcext:value-type="float">
            <text:p>0.303707</text:p>
          </table:table-cell>
          <table:table-cell office:value-type="float" office:value="0.204499" calcext:value-type="float">
            <text:p>0.204499</text:p>
          </table:table-cell>
          <table:table-cell office:value-type="float" office:value="0.020184" calcext:value-type="float">
            <text:p>0.020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12344" calcext:value-type="float">
            <text:p>0.512344</text:p>
          </table:table-cell>
          <table:table-cell office:value-type="float" office:value="0.363612" calcext:value-type="float">
            <text:p>0.363612</text:p>
          </table:table-cell>
          <table:table-cell office:value-type="float" office:value="0.236298" calcext:value-type="float">
            <text:p>0.236298</text:p>
          </table:table-cell>
          <table:table-cell office:value-type="float" office:value="0.01994" calcext:value-type="float">
            <text:p>0.019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9859" calcext:value-type="float">
            <text:p>0.479859</text:p>
          </table:table-cell>
          <table:table-cell office:value-type="float" office:value="0.34917" calcext:value-type="float">
            <text:p>0.34917</text:p>
          </table:table-cell>
          <table:table-cell office:value-type="float" office:value="0.204643" calcext:value-type="float">
            <text:p>0.204643</text:p>
          </table:table-cell>
          <table:table-cell office:value-type="float" office:value="0.015739" calcext:value-type="float">
            <text:p>0.0157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8309" calcext:value-type="float">
            <text:p>0.478309</text:p>
          </table:table-cell>
          <table:table-cell office:value-type="float" office:value="0.361581" calcext:value-type="float">
            <text:p>0.361581</text:p>
          </table:table-cell>
          <table:table-cell office:value-type="float" office:value="0.203316" calcext:value-type="float">
            <text:p>0.203316</text:p>
          </table:table-cell>
          <table:table-cell office:value-type="float" office:value="0.018329" calcext:value-type="float">
            <text:p>0.0183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50083" calcext:value-type="float">
            <text:p>0.450083</text:p>
          </table:table-cell>
          <table:table-cell office:value-type="float" office:value="0.303587" calcext:value-type="float">
            <text:p>0.303587</text:p>
          </table:table-cell>
          <table:table-cell office:value-type="float" office:value="0.20967" calcext:value-type="float">
            <text:p>0.20967</text:p>
          </table:table-cell>
          <table:table-cell office:value-type="float" office:value="0.023148" calcext:value-type="float">
            <text:p>0.0231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0809" calcext:value-type="float">
            <text:p>0.50809</text:p>
          </table:table-cell>
          <table:table-cell office:value-type="float" office:value="0.394697" calcext:value-type="float">
            <text:p>0.394697</text:p>
          </table:table-cell>
          <table:table-cell office:value-type="float" office:value="0.204215" calcext:value-type="float">
            <text:p>0.204215</text:p>
          </table:table-cell>
          <table:table-cell office:value-type="float" office:value="0.016152" calcext:value-type="float">
            <text:p>0.0161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194" calcext:value-type="float">
            <text:p>0.48194</text:p>
          </table:table-cell>
          <table:table-cell office:value-type="float" office:value="0.31781" calcext:value-type="float">
            <text:p>0.31781</text:p>
          </table:table-cell>
          <table:table-cell office:value-type="float" office:value="0.20566" calcext:value-type="float">
            <text:p>0.20566</text:p>
          </table:table-cell>
          <table:table-cell office:value-type="float" office:value="0.018284" calcext:value-type="float">
            <text:p>0.0182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5289" calcext:value-type="float">
            <text:p>0.45289</text:p>
          </table:table-cell>
          <table:table-cell office:value-type="float" office:value="0.318558" calcext:value-type="float">
            <text:p>0.318558</text:p>
          </table:table-cell>
          <table:table-cell office:value-type="float" office:value="0.20669" calcext:value-type="float">
            <text:p>0.20669</text:p>
          </table:table-cell>
          <table:table-cell office:value-type="float" office:value="0.014088" calcext:value-type="float">
            <text:p>0.0140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51987" calcext:value-type="float">
            <text:p>0.451987</text:p>
          </table:table-cell>
          <table:table-cell office:value-type="float" office:value="0.314698" calcext:value-type="float">
            <text:p>0.314698</text:p>
          </table:table-cell>
          <table:table-cell office:value-type="float" office:value="0.204967" calcext:value-type="float">
            <text:p>0.204967</text:p>
          </table:table-cell>
          <table:table-cell office:value-type="float" office:value="0.028259" calcext:value-type="float">
            <text:p>0.0282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11501" calcext:value-type="float">
            <text:p>0.511501</text:p>
          </table:table-cell>
          <table:table-cell office:value-type="float" office:value="0.399341" calcext:value-type="float">
            <text:p>0.399341</text:p>
          </table:table-cell>
          <table:table-cell office:value-type="float" office:value="0.203045" calcext:value-type="float">
            <text:p>0.203045</text:p>
          </table:table-cell>
          <table:table-cell office:value-type="float" office:value="0.067783" calcext:value-type="float">
            <text:p>0.0677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3525" calcext:value-type="float">
            <text:p>0.483525</text:p>
          </table:table-cell>
          <table:table-cell office:value-type="float" office:value="0.318081" calcext:value-type="float">
            <text:p>0.318081</text:p>
          </table:table-cell>
          <table:table-cell office:value-type="float" office:value="0.20322" calcext:value-type="float">
            <text:p>0.20322</text:p>
          </table:table-cell>
          <table:table-cell office:value-type="float" office:value="0.019017" calcext:value-type="float">
            <text:p>0.0190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52379" calcext:value-type="float">
            <text:p>0.452379</text:p>
          </table:table-cell>
          <table:table-cell office:value-type="float" office:value="0.351835" calcext:value-type="float">
            <text:p>0.351835</text:p>
          </table:table-cell>
          <table:table-cell office:value-type="float" office:value="0.249371" calcext:value-type="float">
            <text:p>0.249371</text:p>
          </table:table-cell>
          <table:table-cell office:value-type="float" office:value="0.038039" calcext:value-type="float">
            <text:p>0.0380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05177" calcext:value-type="float">
            <text:p>0.505177</text:p>
          </table:table-cell>
          <table:table-cell office:value-type="float" office:value="0.327896" calcext:value-type="float">
            <text:p>0.327896</text:p>
          </table:table-cell>
          <table:table-cell office:value-type="float" office:value="0.204497" calcext:value-type="float">
            <text:p>0.204497</text:p>
          </table:table-cell>
          <table:table-cell office:value-type="float" office:value="0.015375" calcext:value-type="float">
            <text:p>0.0153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79324" calcext:value-type="float">
            <text:p>0.479324</text:p>
          </table:table-cell>
          <table:table-cell office:value-type="float" office:value="0.334971" calcext:value-type="float">
            <text:p>0.334971</text:p>
          </table:table-cell>
          <table:table-cell office:value-type="float" office:value="0.205451" calcext:value-type="float">
            <text:p>0.205451</text:p>
          </table:table-cell>
          <table:table-cell office:value-type="float" office:value="0.02268" calcext:value-type="float">
            <text:p>0.022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77308" calcext:value-type="float">
            <text:p>0.477308</text:p>
          </table:table-cell>
          <table:table-cell office:value-type="float" office:value="0.346685" calcext:value-type="float">
            <text:p>0.346685</text:p>
          </table:table-cell>
          <table:table-cell office:value-type="float" office:value="0.202798" calcext:value-type="float">
            <text:p>0.202798</text:p>
          </table:table-cell>
          <table:table-cell office:value-type="float" office:value="0.046865" calcext:value-type="float">
            <text:p>0.0468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79964" calcext:value-type="float">
            <text:p>0.479964</text:p>
          </table:table-cell>
          <table:table-cell office:value-type="float" office:value="0.317522" calcext:value-type="float">
            <text:p>0.317522</text:p>
          </table:table-cell>
          <table:table-cell office:value-type="float" office:value="0.204091" calcext:value-type="float">
            <text:p>0.204091</text:p>
          </table:table-cell>
          <table:table-cell office:value-type="float" office:value="0.015144" calcext:value-type="float">
            <text:p>0.0151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81798" calcext:value-type="float">
            <text:p>0.481798</text:p>
          </table:table-cell>
          <table:table-cell office:value-type="float" office:value="0.309627" calcext:value-type="float">
            <text:p>0.309627</text:p>
          </table:table-cell>
          <table:table-cell office:value-type="float" office:value="0.204406" calcext:value-type="float">
            <text:p>0.204406</text:p>
          </table:table-cell>
          <table:table-cell office:value-type="float" office:value="0.017182" calcext:value-type="float">
            <text:p>0.0171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13346" calcext:value-type="float">
            <text:p>0.513346</text:p>
          </table:table-cell>
          <table:table-cell office:value-type="float" office:value="0.349858" calcext:value-type="float">
            <text:p>0.349858</text:p>
          </table:table-cell>
          <table:table-cell office:value-type="float" office:value="0.211427" calcext:value-type="float">
            <text:p>0.211427</text:p>
          </table:table-cell>
          <table:table-cell office:value-type="float" office:value="0.013977" calcext:value-type="float">
            <text:p>0.0139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76695" calcext:value-type="float">
            <text:p>0.476695</text:p>
          </table:table-cell>
          <table:table-cell office:value-type="float" office:value="0.350984" calcext:value-type="float">
            <text:p>0.350984</text:p>
          </table:table-cell>
          <table:table-cell office:value-type="float" office:value="0.203422" calcext:value-type="float">
            <text:p>0.203422</text:p>
          </table:table-cell>
          <table:table-cell office:value-type="float" office:value="0.051485" calcext:value-type="float">
            <text:p>0.0514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2178" calcext:value-type="float">
            <text:p>0.542178</text:p>
          </table:table-cell>
          <table:table-cell office:value-type="float" office:value="0.349973" calcext:value-type="float">
            <text:p>0.349973</text:p>
          </table:table-cell>
          <table:table-cell office:value-type="float" office:value="0.20606" calcext:value-type="float">
            <text:p>0.20606</text:p>
          </table:table-cell>
          <table:table-cell office:value-type="float" office:value="0.020008" calcext:value-type="float">
            <text:p>0.0200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82881" calcext:value-type="float">
            <text:p>0.482881</text:p>
          </table:table-cell>
          <table:table-cell office:value-type="float" office:value="0.311061" calcext:value-type="float">
            <text:p>0.311061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0.017286" calcext:value-type="float">
            <text:p>0.0172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0388" calcext:value-type="float">
            <text:p>0.450388</text:p>
          </table:table-cell>
          <table:table-cell office:value-type="float" office:value="0.348047" calcext:value-type="float">
            <text:p>0.348047</text:p>
          </table:table-cell>
          <table:table-cell office:value-type="float" office:value="0.213567" calcext:value-type="float">
            <text:p>0.213567</text:p>
          </table:table-cell>
          <table:table-cell office:value-type="float" office:value="0.022449" calcext:value-type="float">
            <text:p>0.0224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83577" calcext:value-type="float">
            <text:p>0.483577</text:p>
          </table:table-cell>
          <table:table-cell office:value-type="float" office:value="0.394348" calcext:value-type="float">
            <text:p>0.394348</text:p>
          </table:table-cell>
          <table:table-cell office:value-type="float" office:value="0.207135" calcext:value-type="float">
            <text:p>0.207135</text:p>
          </table:table-cell>
          <table:table-cell office:value-type="float" office:value="0.01973" calcext:value-type="float">
            <text:p>0.019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77902" calcext:value-type="float">
            <text:p>0.477902</text:p>
          </table:table-cell>
          <table:table-cell office:value-type="float" office:value="0.303169" calcext:value-type="float">
            <text:p>0.303169</text:p>
          </table:table-cell>
          <table:table-cell office:value-type="float" office:value="0.207509" calcext:value-type="float">
            <text:p>0.207509</text:p>
          </table:table-cell>
          <table:table-cell office:value-type="float" office:value="0.018958" calcext:value-type="float">
            <text:p>0.0189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80012" calcext:value-type="float">
            <text:p>0.480012</text:p>
          </table:table-cell>
          <table:table-cell office:value-type="float" office:value="0.317329" calcext:value-type="float">
            <text:p>0.317329</text:p>
          </table:table-cell>
          <table:table-cell office:value-type="float" office:value="0.202718" calcext:value-type="float">
            <text:p>0.202718</text:p>
          </table:table-cell>
          <table:table-cell office:value-type="float" office:value="0.016045" calcext:value-type="float">
            <text:p>0.0160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82097" calcext:value-type="float">
            <text:p>0.482097</text:p>
          </table:table-cell>
          <table:table-cell office:value-type="float" office:value="0.365443" calcext:value-type="float">
            <text:p>0.365443</text:p>
          </table:table-cell>
          <table:table-cell office:value-type="float" office:value="0.206422" calcext:value-type="float">
            <text:p>0.206422</text:p>
          </table:table-cell>
          <table:table-cell office:value-type="float" office:value="0.021197" calcext:value-type="float">
            <text:p>0.0211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83088" calcext:value-type="float">
            <text:p>0.483088</text:p>
          </table:table-cell>
          <table:table-cell office:value-type="float" office:value="0.31153" calcext:value-type="float">
            <text:p>0.31153</text:p>
          </table:table-cell>
          <table:table-cell office:value-type="float" office:value="0.20299" calcext:value-type="float">
            <text:p>0.20299</text:p>
          </table:table-cell>
          <table:table-cell office:value-type="float" office:value="0.01287" calcext:value-type="float">
            <text:p>0.012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8788" calcext:value-type="float">
            <text:p>0.48788</text:p>
          </table:table-cell>
          <table:table-cell office:value-type="float" office:value="0.36521" calcext:value-type="float">
            <text:p>0.36521</text:p>
          </table:table-cell>
          <table:table-cell office:value-type="float" office:value="0.205356" calcext:value-type="float">
            <text:p>0.205356</text:p>
          </table:table-cell>
          <table:table-cell office:value-type="float" office:value="0.015978" calcext:value-type="float">
            <text:p>0.0159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77517" calcext:value-type="float">
            <text:p>0.477517</text:p>
          </table:table-cell>
          <table:table-cell office:value-type="float" office:value="0.349074" calcext:value-type="float">
            <text:p>0.349074</text:p>
          </table:table-cell>
          <table:table-cell office:value-type="float" office:value="0.20534" calcext:value-type="float">
            <text:p>0.20534</text:p>
          </table:table-cell>
          <table:table-cell office:value-type="float" office:value="0.061484" calcext:value-type="float">
            <text:p>0.0614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13913" calcext:value-type="float">
            <text:p>0.513913</text:p>
          </table:table-cell>
          <table:table-cell office:value-type="float" office:value="0.393863" calcext:value-type="float">
            <text:p>0.393863</text:p>
          </table:table-cell>
          <table:table-cell office:value-type="float" office:value="0.206923" calcext:value-type="float">
            <text:p>0.206923</text:p>
          </table:table-cell>
          <table:table-cell office:value-type="float" office:value="0.015858" calcext:value-type="float">
            <text:p>0.0158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04577" calcext:value-type="float">
            <text:p>0.504577</text:p>
          </table:table-cell>
          <table:table-cell office:value-type="float" office:value="0.324975" calcext:value-type="float">
            <text:p>0.324975</text:p>
          </table:table-cell>
          <table:table-cell office:value-type="float" office:value="0.202751" calcext:value-type="float">
            <text:p>0.202751</text:p>
          </table:table-cell>
          <table:table-cell office:value-type="float" office:value="0.016251" calcext:value-type="float">
            <text:p>0.0162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7957" calcext:value-type="float">
            <text:p>0.47957</text:p>
          </table:table-cell>
          <table:table-cell office:value-type="float" office:value="0.336153" calcext:value-type="float">
            <text:p>0.336153</text:p>
          </table:table-cell>
          <table:table-cell office:value-type="float" office:value="0.239258" calcext:value-type="float">
            <text:p>0.239258</text:p>
          </table:table-cell>
          <table:table-cell office:value-type="float" office:value="0.019991" calcext:value-type="float">
            <text:p>0.0199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04516" calcext:value-type="float">
            <text:p>0.504516</text:p>
          </table:table-cell>
          <table:table-cell office:value-type="float" office:value="0.326893" calcext:value-type="float">
            <text:p>0.326893</text:p>
          </table:table-cell>
          <table:table-cell office:value-type="float" office:value="0.204246" calcext:value-type="float">
            <text:p>0.204246</text:p>
          </table:table-cell>
          <table:table-cell office:value-type="float" office:value="0.012097" calcext:value-type="float">
            <text:p>0.0120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96395" calcext:value-type="float">
            <text:p>0.496395</text:p>
          </table:table-cell>
          <table:table-cell office:value-type="float" office:value="0.310143" calcext:value-type="float">
            <text:p>0.310143</text:p>
          </table:table-cell>
          <table:table-cell office:value-type="float" office:value="0.205463" calcext:value-type="float">
            <text:p>0.205463</text:p>
          </table:table-cell>
          <table:table-cell office:value-type="float" office:value="0.016793" calcext:value-type="float">
            <text:p>0.0167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92763" calcext:value-type="float">
            <text:p>0.492763</text:p>
          </table:table-cell>
          <table:table-cell office:value-type="float" office:value="0.348383" calcext:value-type="float">
            <text:p>0.348383</text:p>
          </table:table-cell>
          <table:table-cell office:value-type="float" office:value="0.204998" calcext:value-type="float">
            <text:p>0.204998</text:p>
          </table:table-cell>
          <table:table-cell office:value-type="float" office:value="0.017189" calcext:value-type="float">
            <text:p>0.0171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79595" calcext:value-type="float">
            <text:p>0.479595</text:p>
          </table:table-cell>
          <table:table-cell office:value-type="float" office:value="0.363586" calcext:value-type="float">
            <text:p>0.363586</text:p>
          </table:table-cell>
          <table:table-cell office:value-type="float" office:value="0.204148" calcext:value-type="float">
            <text:p>0.204148</text:p>
          </table:table-cell>
          <table:table-cell office:value-type="float" office:value="0.025119" calcext:value-type="float">
            <text:p>0.0251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59773" calcext:value-type="float">
            <text:p>0.459773</text:p>
          </table:table-cell>
          <table:table-cell office:value-type="float" office:value="0.345185" calcext:value-type="float">
            <text:p>0.345185</text:p>
          </table:table-cell>
          <table:table-cell office:value-type="float" office:value="0.204113" calcext:value-type="float">
            <text:p>0.204113</text:p>
          </table:table-cell>
          <table:table-cell office:value-type="float" office:value="0.015858" calcext:value-type="float">
            <text:p>0.0158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84535" calcext:value-type="float">
            <text:p>0.484535</text:p>
          </table:table-cell>
          <table:table-cell office:value-type="float" office:value="0.362847" calcext:value-type="float">
            <text:p>0.362847</text:p>
          </table:table-cell>
          <table:table-cell office:value-type="float" office:value="0.208135" calcext:value-type="float">
            <text:p>0.208135</text:p>
          </table:table-cell>
          <table:table-cell office:value-type="float" office:value="0.013626" calcext:value-type="float">
            <text:p>0.0136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79598" calcext:value-type="float">
            <text:p>0.479598</text:p>
          </table:table-cell>
          <table:table-cell office:value-type="float" office:value="0.310962" calcext:value-type="float">
            <text:p>0.310962</text:p>
          </table:table-cell>
          <table:table-cell office:value-type="float" office:value="0.202351" calcext:value-type="float">
            <text:p>0.202351</text:p>
          </table:table-cell>
          <table:table-cell office:value-type="float" office:value="0.017193" calcext:value-type="float">
            <text:p>0.0171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1155" calcext:value-type="float">
            <text:p>0.51155</text:p>
          </table:table-cell>
          <table:table-cell office:value-type="float" office:value="0.386817" calcext:value-type="float">
            <text:p>0.386817</text:p>
          </table:table-cell>
          <table:table-cell office:value-type="float" office:value="0.222465" calcext:value-type="float">
            <text:p>0.222465</text:p>
          </table:table-cell>
          <table:table-cell office:value-type="float" office:value="0.01168" calcext:value-type="float">
            <text:p>0.011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77442" calcext:value-type="float">
            <text:p>0.477442</text:p>
          </table:table-cell>
          <table:table-cell office:value-type="float" office:value="0.364024" calcext:value-type="float">
            <text:p>0.364024</text:p>
          </table:table-cell>
          <table:table-cell office:value-type="float" office:value="0.251277" calcext:value-type="float">
            <text:p>0.251277</text:p>
          </table:table-cell>
          <table:table-cell office:value-type="float" office:value="0.015693" calcext:value-type="float">
            <text:p>0.0156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79145" calcext:value-type="float">
            <text:p>0.479145</text:p>
          </table:table-cell>
          <table:table-cell office:value-type="float" office:value="0.322037" calcext:value-type="float">
            <text:p>0.322037</text:p>
          </table:table-cell>
          <table:table-cell office:value-type="float" office:value="0.236937" calcext:value-type="float">
            <text:p>0.236937</text:p>
          </table:table-cell>
          <table:table-cell office:value-type="float" office:value="0.012463" calcext:value-type="float">
            <text:p>0.0124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04108" calcext:value-type="float">
            <text:p>0.504108</text:p>
          </table:table-cell>
          <table:table-cell office:value-type="float" office:value="0.308972" calcext:value-type="float">
            <text:p>0.308972</text:p>
          </table:table-cell>
          <table:table-cell office:value-type="float" office:value="0.202714" calcext:value-type="float">
            <text:p>0.202714</text:p>
          </table:table-cell>
          <table:table-cell office:value-type="float" office:value="0.02011" calcext:value-type="float">
            <text:p>0.020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15066" calcext:value-type="float">
            <text:p>0.515066</text:p>
          </table:table-cell>
          <table:table-cell office:value-type="float" office:value="0.315825" calcext:value-type="float">
            <text:p>0.315825</text:p>
          </table:table-cell>
          <table:table-cell office:value-type="float" office:value="0.239833" calcext:value-type="float">
            <text:p>0.239833</text:p>
          </table:table-cell>
          <table:table-cell office:value-type="float" office:value="0.015284" calcext:value-type="float">
            <text:p>0.0152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87774" calcext:value-type="float">
            <text:p>0.487774</text:p>
          </table:table-cell>
          <table:table-cell office:value-type="float" office:value="0.354115" calcext:value-type="float">
            <text:p>0.354115</text:p>
          </table:table-cell>
          <table:table-cell office:value-type="float" office:value="0.203571" calcext:value-type="float">
            <text:p>0.203571</text:p>
          </table:table-cell>
          <table:table-cell office:value-type="float" office:value="0.016481" calcext:value-type="float">
            <text:p>0.0164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79745" calcext:value-type="float">
            <text:p>0.479745</text:p>
          </table:table-cell>
          <table:table-cell office:value-type="float" office:value="0.350832" calcext:value-type="float">
            <text:p>0.350832</text:p>
          </table:table-cell>
          <table:table-cell office:value-type="float" office:value="0.209124" calcext:value-type="float">
            <text:p>0.209124</text:p>
          </table:table-cell>
          <table:table-cell office:value-type="float" office:value="0.062536" calcext:value-type="float">
            <text:p>0.0625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78174" calcext:value-type="float">
            <text:p>0.478174</text:p>
          </table:table-cell>
          <table:table-cell office:value-type="float" office:value="0.367719" calcext:value-type="float">
            <text:p>0.367719</text:p>
          </table:table-cell>
          <table:table-cell office:value-type="float" office:value="0.205053" calcext:value-type="float">
            <text:p>0.205053</text:p>
          </table:table-cell>
          <table:table-cell office:value-type="float" office:value="0.016321" calcext:value-type="float">
            <text:p>0.0163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13761" calcext:value-type="float">
            <text:p>0.513761</text:p>
          </table:table-cell>
          <table:table-cell office:value-type="float" office:value="0.395526" calcext:value-type="float">
            <text:p>0.395526</text:p>
          </table:table-cell>
          <table:table-cell office:value-type="float" office:value="0.239436" calcext:value-type="float">
            <text:p>0.239436</text:p>
          </table:table-cell>
          <table:table-cell office:value-type="float" office:value="0.06158" calcext:value-type="float">
            <text:p>0.061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09391" calcext:value-type="float">
            <text:p>0.509391</text:p>
          </table:table-cell>
          <table:table-cell office:value-type="float" office:value="0.358872" calcext:value-type="float">
            <text:p>0.358872</text:p>
          </table:table-cell>
          <table:table-cell office:value-type="float" office:value="0.204376" calcext:value-type="float">
            <text:p>0.204376</text:p>
          </table:table-cell>
          <table:table-cell office:value-type="float" office:value="0.014812" calcext:value-type="float">
            <text:p>0.0148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09526" calcext:value-type="float">
            <text:p>0.509526</text:p>
          </table:table-cell>
          <table:table-cell office:value-type="float" office:value="0.359402" calcext:value-type="float">
            <text:p>0.359402</text:p>
          </table:table-cell>
          <table:table-cell office:value-type="float" office:value="0.252419" calcext:value-type="float">
            <text:p>0.252419</text:p>
          </table:table-cell>
          <table:table-cell office:value-type="float" office:value="0.019621" calcext:value-type="float">
            <text:p>0.0196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84409" calcext:value-type="float">
            <text:p>0.484409</text:p>
          </table:table-cell>
          <table:table-cell office:value-type="float" office:value="0.304046" calcext:value-type="float">
            <text:p>0.304046</text:p>
          </table:table-cell>
          <table:table-cell office:value-type="float" office:value="0.205541" calcext:value-type="float">
            <text:p>0.205541</text:p>
          </table:table-cell>
          <table:table-cell office:value-type="float" office:value="0.04898" calcext:value-type="float">
            <text:p>0.048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7427" calcext:value-type="float">
            <text:p>0.47427</text:p>
          </table:table-cell>
          <table:table-cell office:value-type="float" office:value="0.316378" calcext:value-type="float">
            <text:p>0.316378</text:p>
          </table:table-cell>
          <table:table-cell office:value-type="float" office:value="0.203106" calcext:value-type="float">
            <text:p>0.203106</text:p>
          </table:table-cell>
          <table:table-cell office:value-type="float" office:value="0.014778" calcext:value-type="float">
            <text:p>0.0147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7828" calcext:value-type="float">
            <text:p>0.47828</text:p>
          </table:table-cell>
          <table:table-cell office:value-type="float" office:value="0.312544" calcext:value-type="float">
            <text:p>0.312544</text:p>
          </table:table-cell>
          <table:table-cell office:value-type="float" office:value="0.208345" calcext:value-type="float">
            <text:p>0.208345</text:p>
          </table:table-cell>
          <table:table-cell office:value-type="float" office:value="0.016433" calcext:value-type="float">
            <text:p>0.0164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81816" calcext:value-type="float">
            <text:p>0.481816</text:p>
          </table:table-cell>
          <table:table-cell office:value-type="float" office:value="0.349143" calcext:value-type="float">
            <text:p>0.349143</text:p>
          </table:table-cell>
          <table:table-cell office:value-type="float" office:value="0.206002" calcext:value-type="float">
            <text:p>0.206002</text:p>
          </table:table-cell>
          <table:table-cell office:value-type="float" office:value="0.016447" calcext:value-type="float">
            <text:p>0.0164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77072" calcext:value-type="float">
            <text:p>0.477072</text:p>
          </table:table-cell>
          <table:table-cell office:value-type="float" office:value="0.328702" calcext:value-type="float">
            <text:p>0.328702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019909" calcext:value-type="float">
            <text:p>0.0199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79405" calcext:value-type="float">
            <text:p>0.479405</text:p>
          </table:table-cell>
          <table:table-cell office:value-type="float" office:value="0.309788" calcext:value-type="float">
            <text:p>0.309788</text:p>
          </table:table-cell>
          <table:table-cell office:value-type="float" office:value="0.249265" calcext:value-type="float">
            <text:p>0.249265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91763" calcext:value-type="float">
            <text:p>0.491763</text:p>
          </table:table-cell>
          <table:table-cell office:value-type="float" office:value="0.304579" calcext:value-type="float">
            <text:p>0.304579</text:p>
          </table:table-cell>
          <table:table-cell office:value-type="float" office:value="0.209013" calcext:value-type="float">
            <text:p>0.209013</text:p>
          </table:table-cell>
          <table:table-cell office:value-type="float" office:value="0.017493" calcext:value-type="float">
            <text:p>0.0174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16633" calcext:value-type="float">
            <text:p>0.516633</text:p>
          </table:table-cell>
          <table:table-cell office:value-type="float" office:value="0.30185" calcext:value-type="float">
            <text:p>0.30185</text:p>
          </table:table-cell>
          <table:table-cell office:value-type="float" office:value="0.251539" calcext:value-type="float">
            <text:p>0.251539</text:p>
          </table:table-cell>
          <table:table-cell office:value-type="float" office:value="0.050244" calcext:value-type="float">
            <text:p>0.0502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12813" calcext:value-type="float">
            <text:p>0.512813</text:p>
          </table:table-cell>
          <table:table-cell office:value-type="float" office:value="0.360193" calcext:value-type="float">
            <text:p>0.360193</text:p>
          </table:table-cell>
          <table:table-cell office:value-type="float" office:value="0.203445" calcext:value-type="float">
            <text:p>0.203445</text:p>
          </table:table-cell>
          <table:table-cell office:value-type="float" office:value="0.013524" calcext:value-type="float">
            <text:p>0.0135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04338" calcext:value-type="float">
            <text:p>0.504338</text:p>
          </table:table-cell>
          <table:table-cell office:value-type="float" office:value="0.306263" calcext:value-type="float">
            <text:p>0.306263</text:p>
          </table:table-cell>
          <table:table-cell office:value-type="float" office:value="0.20706" calcext:value-type="float">
            <text:p>0.20706</text:p>
          </table:table-cell>
          <table:table-cell office:value-type="float" office:value="0.04635" calcext:value-type="float">
            <text:p>0.046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79675" calcext:value-type="float">
            <text:p>0.479675</text:p>
          </table:table-cell>
          <table:table-cell office:value-type="float" office:value="0.326167" calcext:value-type="float">
            <text:p>0.326167</text:p>
          </table:table-cell>
          <table:table-cell office:value-type="float" office:value="0.205353" calcext:value-type="float">
            <text:p>0.205353</text:p>
          </table:table-cell>
          <table:table-cell office:value-type="float" office:value="0.016137" calcext:value-type="float">
            <text:p>0.0161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15923" calcext:value-type="float">
            <text:p>0.515923</text:p>
          </table:table-cell>
          <table:table-cell office:value-type="float" office:value="0.317151" calcext:value-type="float">
            <text:p>0.317151</text:p>
          </table:table-cell>
          <table:table-cell office:value-type="float" office:value="0.205445" calcext:value-type="float">
            <text:p>0.205445</text:p>
          </table:table-cell>
          <table:table-cell office:value-type="float" office:value="0.017203" calcext:value-type="float">
            <text:p>0.0172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78885" calcext:value-type="float">
            <text:p>0.478885</text:p>
          </table:table-cell>
          <table:table-cell office:value-type="float" office:value="0.31864" calcext:value-type="float">
            <text:p>0.31864</text:p>
          </table:table-cell>
          <table:table-cell office:value-type="float" office:value="0.205342" calcext:value-type="float">
            <text:p>0.205342</text:p>
          </table:table-cell>
          <table:table-cell office:value-type="float" office:value="0.017671" calcext:value-type="float">
            <text:p>0.0176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9773" calcext:value-type="float">
            <text:p>0.449773</text:p>
          </table:table-cell>
          <table:table-cell office:value-type="float" office:value="0.366203" calcext:value-type="float">
            <text:p>0.366203</text:p>
          </table:table-cell>
          <table:table-cell office:value-type="float" office:value="0.204566" calcext:value-type="float">
            <text:p>0.204566</text:p>
          </table:table-cell>
          <table:table-cell office:value-type="float" office:value="0.018647" calcext:value-type="float">
            <text:p>0.0186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50351" calcext:value-type="float">
            <text:p>0.450351</text:p>
          </table:table-cell>
          <table:table-cell office:value-type="float" office:value="0.311849" calcext:value-type="float">
            <text:p>0.311849</text:p>
          </table:table-cell>
          <table:table-cell office:value-type="float" office:value="0.240659" calcext:value-type="float">
            <text:p>0.240659</text:p>
          </table:table-cell>
          <table:table-cell office:value-type="float" office:value="0.016156" calcext:value-type="float">
            <text:p>0.0161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50153" calcext:value-type="float">
            <text:p>0.450153</text:p>
          </table:table-cell>
          <table:table-cell office:value-type="float" office:value="0.343405" calcext:value-type="float">
            <text:p>0.343405</text:p>
          </table:table-cell>
          <table:table-cell office:value-type="float" office:value="0.20363" calcext:value-type="float">
            <text:p>0.20363</text:p>
          </table:table-cell>
          <table:table-cell office:value-type="float" office:value="0.023467" calcext:value-type="float">
            <text:p>0.0234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82579" calcext:value-type="float">
            <text:p>0.482579</text:p>
          </table:table-cell>
          <table:table-cell office:value-type="float" office:value="0.303086" calcext:value-type="float">
            <text:p>0.303086</text:p>
          </table:table-cell>
          <table:table-cell office:value-type="float" office:value="0.202394" calcext:value-type="float">
            <text:p>0.202394</text:p>
          </table:table-cell>
          <table:table-cell office:value-type="float" office:value="0.015565" calcext:value-type="float">
            <text:p>0.0155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50811" calcext:value-type="float">
            <text:p>0.450811</text:p>
          </table:table-cell>
          <table:table-cell office:value-type="float" office:value="0.317196" calcext:value-type="float">
            <text:p>0.317196</text:p>
          </table:table-cell>
          <table:table-cell office:value-type="float" office:value="0.206645" calcext:value-type="float">
            <text:p>0.206645</text:p>
          </table:table-cell>
          <table:table-cell office:value-type="float" office:value="0.048448" calcext:value-type="float">
            <text:p>0.0484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18529" calcext:value-type="float">
            <text:p>0.518529</text:p>
          </table:table-cell>
          <table:table-cell office:value-type="float" office:value="0.356563" calcext:value-type="float">
            <text:p>0.356563</text:p>
          </table:table-cell>
          <table:table-cell office:value-type="float" office:value="0.204792" calcext:value-type="float">
            <text:p>0.204792</text:p>
          </table:table-cell>
          <table:table-cell office:value-type="float" office:value="0.019745" calcext:value-type="float">
            <text:p>0.0197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77027" calcext:value-type="float">
            <text:p>0.477027</text:p>
          </table:table-cell>
          <table:table-cell office:value-type="float" office:value="0.307635" calcext:value-type="float">
            <text:p>0.307635</text:p>
          </table:table-cell>
          <table:table-cell office:value-type="float" office:value="0.248226" calcext:value-type="float">
            <text:p>0.248226</text:p>
          </table:table-cell>
          <table:table-cell office:value-type="float" office:value="0.042362" calcext:value-type="float">
            <text:p>0.0423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04456" calcext:value-type="float">
            <text:p>0.504456</text:p>
          </table:table-cell>
          <table:table-cell office:value-type="float" office:value="0.337044" calcext:value-type="float">
            <text:p>0.337044</text:p>
          </table:table-cell>
          <table:table-cell office:value-type="float" office:value="0.202724" calcext:value-type="float">
            <text:p>0.202724</text:p>
          </table:table-cell>
          <table:table-cell office:value-type="float" office:value="0.01431" calcext:value-type="float">
            <text:p>0.014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07904" calcext:value-type="float">
            <text:p>0.507904</text:p>
          </table:table-cell>
          <table:table-cell office:value-type="float" office:value="0.305606" calcext:value-type="float">
            <text:p>0.305606</text:p>
          </table:table-cell>
          <table:table-cell office:value-type="float" office:value="0.208703" calcext:value-type="float">
            <text:p>0.208703</text:p>
          </table:table-cell>
          <table:table-cell office:value-type="float" office:value="0.013618" calcext:value-type="float">
            <text:p>0.0136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55368" calcext:value-type="float">
            <text:p>0.455368</text:p>
          </table:table-cell>
          <table:table-cell office:value-type="float" office:value="0.356059" calcext:value-type="float">
            <text:p>0.356059</text:p>
          </table:table-cell>
          <table:table-cell office:value-type="float" office:value="0.219152" calcext:value-type="float">
            <text:p>0.219152</text:p>
          </table:table-cell>
          <table:table-cell office:value-type="float" office:value="0.019266" calcext:value-type="float">
            <text:p>0.0192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13256" calcext:value-type="float">
            <text:p>0.513256</text:p>
          </table:table-cell>
          <table:table-cell office:value-type="float" office:value="0.311523" calcext:value-type="float">
            <text:p>0.311523</text:p>
          </table:table-cell>
          <table:table-cell office:value-type="float" office:value="0.249248" calcext:value-type="float">
            <text:p>0.249248</text:p>
          </table:table-cell>
          <table:table-cell office:value-type="float" office:value="0.015883" calcext:value-type="float">
            <text:p>0.0158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73678" calcext:value-type="float">
            <text:p>0.473678</text:p>
          </table:table-cell>
          <table:table-cell office:value-type="float" office:value="0.305618" calcext:value-type="float">
            <text:p>0.305618</text:p>
          </table:table-cell>
          <table:table-cell office:value-type="float" office:value="0.20432" calcext:value-type="float">
            <text:p>0.20432</text:p>
          </table:table-cell>
          <table:table-cell office:value-type="float" office:value="0.020996" calcext:value-type="float">
            <text:p>0.0209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04675" calcext:value-type="float">
            <text:p>0.504675</text:p>
          </table:table-cell>
          <table:table-cell office:value-type="float" office:value="0.313757" calcext:value-type="float">
            <text:p>0.313757</text:p>
          </table:table-cell>
          <table:table-cell office:value-type="float" office:value="0.204422" calcext:value-type="float">
            <text:p>0.204422</text:p>
          </table:table-cell>
          <table:table-cell office:value-type="float" office:value="0.012174" calcext:value-type="float">
            <text:p>0.0121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7997" calcext:value-type="float">
            <text:p>0.47997</text:p>
          </table:table-cell>
          <table:table-cell office:value-type="float" office:value="0.317858" calcext:value-type="float">
            <text:p>0.317858</text:p>
          </table:table-cell>
          <table:table-cell office:value-type="float" office:value="0.209732" calcext:value-type="float">
            <text:p>0.209732</text:p>
          </table:table-cell>
          <table:table-cell office:value-type="float" office:value="0.055328" calcext:value-type="float">
            <text:p>0.0553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79621" calcext:value-type="float">
            <text:p>0.479621</text:p>
          </table:table-cell>
          <table:table-cell office:value-type="float" office:value="0.330447" calcext:value-type="float">
            <text:p>0.330447</text:p>
          </table:table-cell>
          <table:table-cell office:value-type="float" office:value="0.204427" calcext:value-type="float">
            <text:p>0.204427</text:p>
          </table:table-cell>
          <table:table-cell office:value-type="float" office:value="0.048248" calcext:value-type="float">
            <text:p>0.0482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12859" calcext:value-type="float">
            <text:p>0.512859</text:p>
          </table:table-cell>
          <table:table-cell office:value-type="float" office:value="0.384607" calcext:value-type="float">
            <text:p>0.384607</text:p>
          </table:table-cell>
          <table:table-cell office:value-type="float" office:value="0.207829" calcext:value-type="float">
            <text:p>0.207829</text:p>
          </table:table-cell>
          <table:table-cell office:value-type="float" office:value="0.015326" calcext:value-type="float">
            <text:p>0.0153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78398" calcext:value-type="float">
            <text:p>0.478398</text:p>
          </table:table-cell>
          <table:table-cell office:value-type="float" office:value="0.303708" calcext:value-type="float">
            <text:p>0.303708</text:p>
          </table:table-cell>
          <table:table-cell office:value-type="float" office:value="0.251074" calcext:value-type="float">
            <text:p>0.251074</text:p>
          </table:table-cell>
          <table:table-cell office:value-type="float" office:value="0.016917" calcext:value-type="float">
            <text:p>0.0169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52026" calcext:value-type="float">
            <text:p>0.452026</text:p>
          </table:table-cell>
          <table:table-cell office:value-type="float" office:value="0.326126" calcext:value-type="float">
            <text:p>0.326126</text:p>
          </table:table-cell>
          <table:table-cell office:value-type="float" office:value="0.204825" calcext:value-type="float">
            <text:p>0.204825</text:p>
          </table:table-cell>
          <table:table-cell office:value-type="float" office:value="0.015082" calcext:value-type="float">
            <text:p>0.0150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2535" calcext:value-type="float">
            <text:p>0.462535</text:p>
          </table:table-cell>
          <table:table-cell office:value-type="float" office:value="0.306522" calcext:value-type="float">
            <text:p>0.306522</text:p>
          </table:table-cell>
          <table:table-cell office:value-type="float" office:value="0.211495" calcext:value-type="float">
            <text:p>0.211495</text:p>
          </table:table-cell>
          <table:table-cell office:value-type="float" office:value="0.012118" calcext:value-type="float">
            <text:p>0.01211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verage (s)</text:p>
          </table:table-cell>
          <table:table-cell table:formula="of:=AVERAGE([.B2:.B101])" office:value-type="float" office:value="0.48838891" calcext:value-type="float">
            <text:p>0.48838891</text:p>
          </table:table-cell>
          <table:table-cell table:formula="of:=AVERAGE([.C2:.C101])" office:value-type="float" office:value="0.33837009" calcext:value-type="float">
            <text:p>0.33837009</text:p>
          </table:table-cell>
          <table:table-cell table:formula="of:=AVERAGE([.D2:.D101])" office:value-type="float" office:value="0.21396734" calcext:value-type="float">
            <text:p>0.21396734</text:p>
          </table:table-cell>
          <table:table-cell table:formula="of:=AVERAGE([.E2:.E101])" office:value-type="float" office:value="0.03525474" calcext:value-type="float">
            <text:p>0.03525474</text:p>
          </table:table-cell>
        </table:table-row>
        <table:table-row table:style-name="ro1">
          <table:table-cell office:value-type="string" calcext:value-type="string">
            <text:p>throughput (bps)</text:p>
          </table:table-cell>
          <table:table-cell table:formula="of:=(465*8)/[.B104]" office:value-type="float" office:value="7616.88057167392" calcext:value-type="float">
            <text:p>7616.88057167392</text:p>
          </table:table-cell>
          <table:table-cell table:formula="of:=(465*8)/[.C104]" office:value-type="float" office:value="10993.8795122228" calcext:value-type="float">
            <text:p>10993.8795122228</text:p>
          </table:table-cell>
          <table:table-cell table:formula="of:=(465*8)/[.D104]" office:value-type="float" office:value="17385.8309403669" calcext:value-type="float">
            <text:p>17385.8309403669</text:p>
          </table:table-cell>
          <table:table-cell table:formula="of:=(465*8)/[.E104]" office:value-type="float" office:value="105517.72612704" calcext:value-type="float">
            <text:p>105517.72612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5T13:05:30.947570039</dc:date>
    <meta:editing-duration>PT7M45S</meta:editing-duration>
    <meta:editing-cycles>1</meta:editing-cycles>
    <meta:document-statistic meta:table-count="4" meta:cell-count="2060" meta:object-count="0"/>
    <meta:generator>LibreOffice/7.3.7.2$Linux_X86_64 LibreOffice_project/30$Build-2</meta:generator>
  </office:meta>
</office:document-meta>
</file>